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967cm"/>
    </style:style>
    <style:style style:name="Tableau1.B" style:family="table-column">
      <style:table-column-properties style:column-width="3.399cm"/>
    </style:style>
    <style:style style:name="Tableau1.C" style:family="table-column">
      <style:table-column-properties style:column-width="2.371cm"/>
    </style:style>
    <style:style style:name="Tableau1.D" style:family="table-column">
      <style:table-column-properties style:column-width="1.977cm"/>
    </style:style>
    <style:style style:name="Tableau1.E" style:family="table-column">
      <style:table-column-properties style:column-width="2.736cm"/>
    </style:style>
    <style:style style:name="Tableau1.F" style:family="table-column">
      <style:table-column-properties style:column-width="2.551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5.382cm"/>
    </style:style>
    <style:style style:name="Tableau2.B" style:family="table-column">
      <style:table-column-properties style:column-width="6.221cm"/>
    </style:style>
    <style:style style:name="Tableau2.C" style:family="table-column">
      <style:table-column-properties style:column-width="5.398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7cm" table:align="left"/>
    </style:style>
    <style:style style:name="Tableau3.A" style:family="table-column">
      <style:table-column-properties style:column-width="5.382cm"/>
    </style:style>
    <style:style style:name="Tableau3.B" style:family="table-column">
      <style:table-column-properties style:column-width="6.221cm"/>
    </style:style>
    <style:style style:name="Tableau3.C" style:family="table-column">
      <style:table-column-properties style:column-width="5.398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7cm" table:align="left"/>
    </style:style>
    <style:style style:name="Tableau4.A" style:family="table-column">
      <style:table-column-properties style:column-width="5.376cm"/>
    </style:style>
    <style:style style:name="Tableau4.B" style:family="table-column">
      <style:table-column-properties style:column-width="4.5cm"/>
    </style:style>
    <style:style style:name="Tableau4.C" style:family="table-column">
      <style:table-column-properties style:column-width="7.124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2.288cm"/>
    </style:style>
    <style:style style:name="Tableau5.B" style:family="table-column">
      <style:table-column-properties style:column-width="6.17cm"/>
    </style:style>
    <style:style style:name="Tableau5.C" style:family="table-column">
      <style:table-column-properties style:column-width="4.494cm"/>
    </style:style>
    <style:style style:name="Tableau5.D" style:family="table-column">
      <style:table-column-properties style:column-width="4.048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7cm" table:align="left"/>
    </style:style>
    <style:style style:name="Tableau6.A" style:family="table-column">
      <style:table-column-properties style:column-width="5.431cm"/>
    </style:style>
    <style:style style:name="Tableau6.B" style:family="table-column">
      <style:table-column-properties style:column-width="3.45cm"/>
    </style:style>
    <style:style style:name="Tableau6.C" style:family="table-column">
      <style:table-column-properties style:column-width="8.119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11.329cm" table:align="left"/>
    </style:style>
    <style:style style:name="Tableau7.A" style:family="table-column">
      <style:table-column-properties style:column-width="2.014cm"/>
    </style:style>
    <style:style style:name="Tableau7.B" style:family="table-column">
      <style:table-column-properties style:column-width="6.593cm"/>
    </style:style>
    <style:style style:name="Tableau7.C" style:family="table-column">
      <style:table-column-properties style:column-width="2.722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10.425cm" table:align="left"/>
    </style:style>
    <style:style style:name="Tableau8.A" style:family="table-column">
      <style:table-column-properties style:column-width="5.964cm"/>
    </style:style>
    <style:style style:name="Tableau8.B" style:family="table-column">
      <style:table-column-properties style:column-width="1.739cm"/>
    </style:style>
    <style:style style:name="Tableau8.C" style:family="table-column">
      <style:table-column-properties style:column-width="2.722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17cm" table:align="left"/>
    </style:style>
    <style:style style:name="Tableau9.A" style:family="table-column">
      <style:table-column-properties style:column-width="4.027cm"/>
    </style:style>
    <style:style style:name="Tableau9.B" style:family="table-column">
      <style:table-column-properties style:column-width="5.648cm"/>
    </style:style>
    <style:style style:name="Tableau9.C" style:family="table-column">
      <style:table-column-properties style:column-width="7.325cm"/>
    </style:style>
    <style:style style:name="Tableau9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tyle="italic" officeooo:rsid="00182be1" officeooo:paragraph-rsid="00182be1" style:font-style-asian="italic" style:font-style-complex="italic"/>
    </style:style>
    <style:style style:name="P2" style:family="paragraph" style:parent-style-name="Standard">
      <style:text-properties officeooo:rsid="00182be1" officeooo:paragraph-rsid="00182be1"/>
    </style:style>
    <style:style style:name="P3" style:family="paragraph" style:parent-style-name="Text_20_body">
      <style:text-properties officeooo:rsid="00182be1" officeooo:paragraph-rsid="00182be1"/>
    </style:style>
    <style:style style:name="P4" style:family="paragraph" style:parent-style-name="Heading_20_3">
      <style:text-properties officeooo:rsid="00182be1"/>
    </style:style>
    <style:style style:name="P5" style:family="paragraph" style:parent-style-name="Heading_20_4">
      <style:text-properties officeooo:rsid="00182be1"/>
    </style:style>
    <style:style style:name="P6" style:family="paragraph" style:parent-style-name="Text_20_body">
      <style:text-properties officeooo:rsid="00182be1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rsid="00182be1"/>
    </style:style>
    <style:style style:name="P8" style:family="paragraph" style:parent-style-name="Text_20_body" style:list-style-name="L1">
      <style:text-properties officeooo:rsid="00182be1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officeooo:rsid="00182be1"/>
    </style:style>
    <style:style style:name="P10" style:family="paragraph" style:parent-style-name="Text_20_body" style:list-style-name="L2">
      <style:text-properties officeooo:rsid="00182be1"/>
    </style:style>
    <style:style style:name="P11" style:family="paragraph" style:parent-style-name="Text_20_body" style:list-style-name="L3">
      <style:paragraph-properties fo:margin-top="0cm" fo:margin-bottom="0cm" style:contextual-spacing="false"/>
      <style:text-properties officeooo:rsid="00182be1"/>
    </style:style>
    <style:style style:name="P12" style:family="paragraph" style:parent-style-name="Text_20_body" style:list-style-name="L3">
      <style:text-properties officeooo:rsid="00182be1"/>
    </style:style>
    <style:style style:name="P13" style:family="paragraph" style:parent-style-name="Horizontal_20_Line">
      <style:text-properties officeooo:rsid="00182be1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  <style:text-properties officeooo:rsid="00182be1"/>
    </style:style>
    <style:style style:name="P15" style:family="paragraph" style:parent-style-name="Text_20_body" style:list-style-name="L4">
      <style:paragraph-properties fo:margin-top="0cm" fo:margin-bottom="0cm" style:contextual-spacing="false"/>
      <style:text-properties officeooo:rsid="00182be1"/>
    </style:style>
    <style:style style:name="P16" style:family="paragraph" style:parent-style-name="Text_20_body" style:list-style-name="L4">
      <style:text-properties officeooo:rsid="00182be1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  <style:text-properties officeooo:rsid="00182be1"/>
    </style:style>
    <style:style style:name="P18" style:family="paragraph" style:parent-style-name="Text_20_body" style:list-style-name="L5">
      <style:text-properties officeooo:rsid="00182be1"/>
    </style:style>
    <style:style style:name="P19" style:family="paragraph" style:parent-style-name="Text_20_body" style:list-style-name="L6">
      <style:paragraph-properties fo:margin-top="0cm" fo:margin-bottom="0cm" style:contextual-spacing="false"/>
      <style:text-properties officeooo:rsid="00182be1"/>
    </style:style>
    <style:style style:name="P20" style:family="paragraph" style:parent-style-name="Text_20_body" style:list-style-name="L6">
      <style:text-properties officeooo:rsid="00182be1"/>
    </style:style>
    <style:style style:name="P21" style:family="paragraph" style:parent-style-name="Text_20_body" style:list-style-name="L7">
      <style:paragraph-properties fo:margin-top="0cm" fo:margin-bottom="0cm" style:contextual-spacing="false"/>
      <style:text-properties officeooo:rsid="00182be1"/>
    </style:style>
    <style:style style:name="P22" style:family="paragraph" style:parent-style-name="Text_20_body" style:list-style-name="L7">
      <style:text-properties officeooo:rsid="00182be1"/>
    </style:style>
    <style:style style:name="P23" style:family="paragraph" style:parent-style-name="Text_20_body" style:list-style-name="L8">
      <style:paragraph-properties fo:margin-top="0cm" fo:margin-bottom="0cm" style:contextual-spacing="false"/>
      <style:text-properties officeooo:rsid="00182be1"/>
    </style:style>
    <style:style style:name="P24" style:family="paragraph" style:parent-style-name="Text_20_body" style:list-style-name="L8">
      <style:text-properties officeooo:rsid="00182be1"/>
    </style:style>
    <style:style style:name="P25" style:family="paragraph" style:parent-style-name="Text_20_body" style:list-style-name="L9">
      <style:paragraph-properties fo:margin-top="0cm" fo:margin-bottom="0cm" style:contextual-spacing="false"/>
      <style:text-properties officeooo:rsid="00182be1"/>
    </style:style>
    <style:style style:name="P26" style:family="paragraph" style:parent-style-name="Text_20_body" style:list-style-name="L9">
      <style:text-properties officeooo:rsid="00182be1"/>
    </style:style>
    <style:style style:name="P27" style:family="paragraph" style:parent-style-name="Text_20_body" style:list-style-name="L10">
      <style:paragraph-properties fo:margin-top="0cm" fo:margin-bottom="0cm" style:contextual-spacing="false"/>
      <style:text-properties officeooo:rsid="00182be1"/>
    </style:style>
    <style:style style:name="P28" style:family="paragraph" style:parent-style-name="Text_20_body" style:list-style-name="L10">
      <style:text-properties officeooo:rsid="00182be1"/>
    </style:style>
    <style:style style:name="P29" style:family="paragraph" style:parent-style-name="Text_20_body" style:list-style-name="L11">
      <style:paragraph-properties fo:margin-top="0cm" fo:margin-bottom="0cm" style:contextual-spacing="false"/>
      <style:text-properties officeooo:rsid="00182be1"/>
    </style:style>
    <style:style style:name="P30" style:family="paragraph" style:parent-style-name="Text_20_body" style:list-style-name="L11">
      <style:text-properties officeooo:rsid="00182be1"/>
    </style:style>
    <style:style style:name="P31" style:family="paragraph" style:parent-style-name="Text_20_body" style:list-style-name="L12">
      <style:paragraph-properties fo:margin-top="0cm" fo:margin-bottom="0cm" style:contextual-spacing="false"/>
      <style:text-properties officeooo:rsid="00182be1"/>
    </style:style>
    <style:style style:name="P32" style:family="paragraph" style:parent-style-name="Text_20_body" style:list-style-name="L12">
      <style:text-properties officeooo:rsid="00182be1"/>
    </style:style>
    <style:style style:name="P33" style:family="paragraph" style:parent-style-name="Text_20_body" style:list-style-name="L13">
      <style:text-properties officeooo:rsid="00182be1"/>
    </style:style>
    <style:style style:name="P34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  <style:text-properties officeooo:rsid="00182be1"/>
    </style:style>
    <style:style style:name="P35" style:family="paragraph" style:parent-style-name="Text_20_body" style:list-style-name="L14">
      <style:text-properties officeooo:rsid="00182be1"/>
    </style:style>
    <style:style style:name="P36" style:family="paragraph" style:parent-style-name="Text_20_body" style:list-style-name="L15">
      <style:text-properties officeooo:rsid="00182be1"/>
    </style:style>
    <style:style style:name="P37" style:family="paragraph" style:parent-style-name="Text_20_body" style:list-style-name="L16">
      <style:paragraph-properties fo:margin-top="0cm" fo:margin-bottom="0cm" style:contextual-spacing="false"/>
      <style:text-properties officeooo:rsid="00182be1"/>
    </style:style>
    <style:style style:name="P38" style:family="paragraph" style:parent-style-name="Text_20_body" style:list-style-name="L16">
      <style:text-properties officeooo:rsid="00182be1"/>
    </style:style>
    <style:style style:name="P39" style:family="paragraph" style:parent-style-name="Heading_20_1">
      <style:text-properties officeooo:paragraph-rsid="00183f0e"/>
    </style:style>
    <style:style style:name="P40" style:family="paragraph" style:parent-style-name="Text_20_body" style:list-style-name="L17">
      <style:text-properties officeooo:rsid="00182be1"/>
    </style:style>
    <style:style style:name="P41" style:family="paragraph" style:parent-style-name="Heading_20_2">
      <style:text-properties officeooo:rsid="00182be1"/>
    </style:style>
    <style:style style:name="P42" style:family="paragraph" style:parent-style-name="Text_20_body" style:list-style-name="L18">
      <style:text-properties officeooo:rsid="00182be1"/>
    </style:style>
    <style:style style:name="P43" style:family="paragraph" style:parent-style-name="Text_20_body" style:list-style-name="L19">
      <style:text-properties officeooo:rsid="00182be1"/>
    </style:style>
    <style:style style:name="P44" style:family="paragraph" style:parent-style-name="Text_20_body" style:list-style-name="L20">
      <style:text-properties officeooo:rsid="00182be1"/>
    </style:style>
    <style:style style:name="P45" style:family="paragraph" style:parent-style-name="Text_20_body" style:list-style-name="L21">
      <style:text-properties officeooo:rsid="00182be1"/>
    </style:style>
    <style:style style:name="P46" style:family="paragraph" style:parent-style-name="Text_20_body" style:list-style-name="L22">
      <style:text-properties officeooo:rsid="00182be1"/>
    </style:style>
    <style:style style:name="P47" style:family="paragraph" style:parent-style-name="Text_20_body" style:list-style-name="L23">
      <style:text-properties officeooo:rsid="00182be1"/>
    </style:style>
    <style:style style:name="P48" style:family="paragraph" style:parent-style-name="Text_20_body" style:list-style-name="L24">
      <style:text-properties officeooo:rsid="00182be1"/>
    </style:style>
    <style:style style:name="P49" style:family="paragraph" style:parent-style-name="Text_20_body" style:list-style-name="L25">
      <style:text-properties officeooo:rsid="00182be1"/>
    </style:style>
    <style:style style:name="P50" style:family="paragraph" style:parent-style-name="Text_20_body" style:list-style-name="L26">
      <style:text-properties officeooo:rsid="00182be1"/>
    </style:style>
    <style:style style:name="P51" style:family="paragraph" style:parent-style-name="Text_20_body" style:list-style-name="L27">
      <style:text-properties officeooo:rsid="00182be1"/>
    </style:style>
    <style:style style:name="P52" style:family="paragraph" style:parent-style-name="Text_20_body" style:list-style-name="L28">
      <style:text-properties officeooo:rsid="00182be1"/>
    </style:style>
    <style:style style:name="P53" style:family="paragraph" style:parent-style-name="Text_20_body" style:list-style-name="L29">
      <style:text-properties officeooo:rsid="00182be1"/>
    </style:style>
    <style:style style:name="P54" style:family="paragraph" style:parent-style-name="Text_20_body" style:list-style-name="L30">
      <style:text-properties officeooo:rsid="00182be1"/>
    </style:style>
    <style:style style:name="P55" style:family="paragraph" style:parent-style-name="Text_20_body" style:list-style-name="L31">
      <style:text-properties officeooo:rsid="00182be1"/>
    </style:style>
    <style:style style:name="P56" style:family="paragraph" style:parent-style-name="Text_20_body" style:list-style-name="L32">
      <style:text-properties officeooo:rsid="00182be1"/>
    </style:style>
    <style:style style:name="P57" style:family="paragraph" style:parent-style-name="Text_20_body">
      <style:paragraph-properties fo:break-before="page"/>
      <style:text-properties officeooo:rsid="00182be1"/>
    </style:style>
    <style:style style:name="P58" style:family="paragraph" style:parent-style-name="Heading_20_2">
      <style:paragraph-properties fo:margin-top="0cm" fo:margin-bottom="0.247cm" style:contextual-spacing="false" fo:line-height="115%"/>
      <style:text-properties officeooo:rsid="00182be1"/>
    </style:style>
    <style:style style:name="P59" style:family="paragraph" style:parent-style-name="Text_20_body" style:list-style-name="L33">
      <style:text-properties officeooo:rsid="00182be1"/>
    </style:style>
    <style:style style:name="P60" style:family="paragraph" style:parent-style-name="Horizontal_20_Line">
      <style:paragraph-properties fo:margin-top="0cm" fo:margin-bottom="0.247cm" style:contextual-spacing="false" fo:line-height="115%"/>
      <style:text-properties officeooo:rsid="00182be1"/>
    </style:style>
    <style:style style:name="P61" style:family="paragraph" style:parent-style-name="Text_20_body" style:list-style-name="L34">
      <style:text-properties officeooo:rsid="00182be1"/>
    </style:style>
    <style:style style:name="P62" style:family="paragraph" style:parent-style-name="Heading_20_3">
      <style:paragraph-properties fo:margin-top="0cm" fo:margin-bottom="0.247cm" style:contextual-spacing="false" fo:line-height="115%"/>
      <style:text-properties officeooo:rsid="00182be1"/>
    </style:style>
    <style:style style:name="P63" style:family="paragraph" style:parent-style-name="Preformatted_20_Text">
      <style:paragraph-properties fo:margin-top="0cm" fo:margin-bottom="0.247cm" style:contextual-spacing="false" fo:line-height="115%"/>
      <style:text-properties officeooo:rsid="00182be1"/>
    </style:style>
    <style:style style:name="P64" style:family="paragraph" style:parent-style-name="Text_20_body" style:list-style-name="L35">
      <style:text-properties officeooo:rsid="00182be1"/>
    </style:style>
    <style:style style:name="P65" style:family="paragraph" style:parent-style-name="Text_20_body" style:list-style-name="L36">
      <style:text-properties officeooo:rsid="00182be1"/>
    </style:style>
    <style:style style:name="P66" style:family="paragraph" style:parent-style-name="Text_20_body" style:list-style-name="L37">
      <style:text-properties officeooo:rsid="00182be1"/>
    </style:style>
    <style:style style:name="P67" style:family="paragraph" style:parent-style-name="Text_20_body" style:list-style-name="L38">
      <style:text-properties officeooo:rsid="00182be1"/>
    </style:style>
    <style:style style:name="P68" style:family="paragraph" style:parent-style-name="Text_20_body" style:list-style-name="L39">
      <style:text-properties officeooo:rsid="00182be1"/>
    </style:style>
    <style:style style:name="P69" style:family="paragraph" style:parent-style-name="Text_20_body" style:list-style-name="L40">
      <style:text-properties officeooo:rsid="00182be1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orizontal_20_Line">
      <style:paragraph-properties fo:margin-top="0cm" fo:margin-bottom="0.247cm" style:contextual-spacing="false" fo:line-height="115%"/>
    </style:style>
    <style:style style:name="P72" style:family="paragraph" style:parent-style-name="Heading_20_2">
      <style:paragraph-properties fo:margin-top="0cm" fo:margin-bottom="0.247cm" style:contextual-spacing="false" fo:line-height="115%"/>
    </style:style>
    <style:style style:name="P73" style:family="paragraph" style:parent-style-name="Quotations">
      <style:paragraph-properties fo:margin-top="0cm" fo:margin-bottom="0.247cm" style:contextual-spacing="false" fo:line-height="115%"/>
    </style:style>
    <style:style style:name="P74" style:family="paragraph" style:parent-style-name="Preformatted_20_Text">
      <style:paragraph-properties fo:margin-left="1cm" fo:margin-right="1cm" fo:margin-top="0cm" fo:margin-bottom="0.247cm" style:contextual-spacing="false" fo:line-height="115%" fo:text-indent="0cm" style:auto-text-indent="false"/>
    </style:style>
    <style:style style:name="P75" style:family="paragraph" style:parent-style-name="Preformatted_20_Text">
      <style:paragraph-properties fo:margin-top="0cm" fo:margin-bottom="0.247cm" style:contextual-spacing="false" fo:line-height="115%"/>
    </style:style>
    <style:style style:name="P76" style:family="paragraph" style:parent-style-name="Text_20_body" style:list-style-name="L41"/>
    <style:style style:name="P77" style:family="paragraph" style:parent-style-name="Text_20_body">
      <style:text-properties officeooo:rsid="001bccf0" officeooo:paragraph-rsid="001bccf0"/>
    </style:style>
    <style:style style:name="P78" style:family="paragraph" style:parent-style-name="Heading_20_2">
      <style:text-properties officeooo:rsid="001bccf0" officeooo:paragraph-rsid="001bccf0"/>
    </style:style>
    <style:style style:name="T1" style:family="text">
      <style:text-properties officeooo:rsid="00182be1"/>
    </style:style>
    <style:style style:name="T2" style:family="text">
      <style:text-properties officeooo:rsid="00183f0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araison <text:span text:style-name="T1">bridge</text:span> projet de robot piloté</text:p>
      <text:p text:style-name="P1"><text:s/>Pour pont (Bridge) de contrôle d’un robot utilisant un protocole MQTT pour l’échange entre embarqué et pilote quelque comparaison selon l’appareil embarqué source . Nota bene plusieurs avis indiquent l’intérêt d’un intermédiaire ESP32 ou RPI.</text:p>
      <text:p text:style-name="P2"/>
      <text:p text:style-name="P3">Voici une comparaison détaillée des applications que tu envisages pour ton projet de contrôle de robot via un smartphone, en tenant compte de tes besoins spécifiques : <text:span text:style-name="Strong_20_Emphasis">communication bidirectionnelle fiable, gestion des priorités (Q0, Q1, Q2), intégration avec MQTT et Node-RED</text:span>.</text:p>
      <text:h text:style-name="Heading_20_1" text:outline-level="1"><text:span text:style-name="Strong_20_Emphasis">Choix logiciel (dépend matériel entre autres</text:span></text:h>
      <text:h text:style-name="P4" text:outline-level="3"><text:span text:style-name="Strong_20_Emphasis">1. ESPHome</text:span></text:h>
      <text:h text:style-name="P5" text:outline-level="4"><text:span text:style-name="Strong_20_Emphasis">a. Description</text:span></text:h>
      <text:p text:style-name="P6">ESPHome est un système pour contrôler des microcontrôleurs ESP8266/ESP32 via des fichiers de configuration YAML. Il permet une intégration facile avec Home Assistant et MQTT.</text:p>
      <text:h text:style-name="P5" text:outline-level="4"><text:span text:style-name="Strong_20_Emphasis">b. Avantages</text:span></text:h>
      <text:list text:style-name="L1">
        <text:list-item>
          <text:p text:style-name="P7"><text:span text:style-name="Strong_20_Emphasis">Intégration MQTT native</text:span> : ESPHome est conçu pour fonctionner avec MQTT, ce qui facilite l'envoi et la réception de messages. </text:p>
        </text:list-item>
        <text:list-item>
          <text:p text:style-name="P7"><text:span text:style-name="Strong_20_Emphasis">Configuration flexible</text:span> : Utilisation de fichiers YAML pour configurer les périphériques et les capteurs. </text:p>
        </text:list-item>
        <text:list-item>
          <text:p text:style-name="P8"><text:span text:style-name="Strong_20_Emphasis">Gestion des priorités</text:span> : Peut être configuré pour gérer des priorités via des topics MQTT distincts ou des payloads JSON. </text:p>
        </text:list-item>
      </text:list>
      <text:h text:style-name="P5" text:outline-level="4"><text:span text:style-name="Strong_20_Emphasis">c. Inconvénients</text:span></text:h>
      <text:list text:style-name="L2">
        <text:list-item>
          <text:p text:style-name="P9"><text:span text:style-name="Strong_20_Emphasis">Limité aux ESP</text:span> : Fonctionne principalement avec les microcontrôleurs ESP8266/ESP32, pas directement avec Arduino. </text:p>
        </text:list-item>
        <text:list-item>
          <text:p text:style-name="P10"><text:span text:style-name="Strong_20_Emphasis">Complexité</text:span> : Nécessite une configuration initiale plus complexe. </text:p>
        </text:list-item>
      </text:list>
      <text:h text:style-name="P5" text:outline-level="4"><text:span text:style-name="Strong_20_Emphasis">d. Adaptation à Ton Projet</text:span></text:h>
      <text:list text:style-name="L3">
        <text:list-item>
          <text:p text:style-name="P11">Si tu utilises un ESP8266/ESP32, ESPHome est une excellente solution pour une intégration MQTT fluide. </text:p>
        </text:list-item>
        <text:list-item>
          <text:p text:style-name="P12"><text:span text:style-name="Strong_20_Emphasis">Non adapté</text:span> si tu utilises un Arduino classique sans ESP. </text:p>
        </text:list-item>
      </text:list>
      <text:p text:style-name="P13"/>
      <text:h text:style-name="P4" text:outline-level="3"><text:span text:style-name="Strong_20_Emphasis">2. Arduino IoT UART Gateway</text:span></text:h>
      <text:h text:style-name="P5" text:outline-level="4"><text:span text:style-name="Strong_20_Emphasis">a. Description</text:span></text:h>
      <text:p text:style-name="P6">Application conçue pour faciliter la communication entre Arduino et des services IoT via UART.</text:p>
      <text:h text:style-name="P5" text:outline-level="4"><text:soft-page-break/><text:span text:style-name="Strong_20_Emphasis">b. Avantages</text:span></text:h>
      <text:list text:style-name="L4">
        <text:list-item>
          <text:p text:style-name="P14"><text:span text:style-name="Strong_20_Emphasis">Conçue pour Arduino</text:span> : Spécialement développée pour les projets Arduino et IoT. </text:p>
        </text:list-item>
        <text:list-item>
          <text:p text:style-name="P15"><text:span text:style-name="Strong_20_Emphasis">Communication bidirectionnelle</text:span> : Permet d'envoyer et de recevoir des données en temps réel. </text:p>
        </text:list-item>
        <text:list-item>
          <text:p text:style-name="P16"><text:span text:style-name="Strong_20_Emphasis">Intégration MQTT</text:span> : Facilite l'intégration avec des services MQTT et Node-RED. </text:p>
        </text:list-item>
      </text:list>
      <text:h text:style-name="P5" text:outline-level="4"><text:span text:style-name="Strong_20_Emphasis">c. Inconvénients</text:span></text:h>
      <text:list text:style-name="L5">
        <text:list-item>
          <text:p text:style-name="P17"><text:span text:style-name="Strong_20_Emphasis">Moins documentée</text:span> : Peut nécessiter plus de temps pour la configuration. </text:p>
        </text:list-item>
        <text:list-item>
          <text:p text:style-name="P18"><text:span text:style-name="Strong_20_Emphasis">Limitation des topics MQTT</text:span> : Généralement limitée à un topic pour l'envoi et un autre pour la réception. </text:p>
        </text:list-item>
      </text:list>
      <text:h text:style-name="P5" text:outline-level="4"><text:span text:style-name="Strong_20_Emphasis">d. Adaptation à Ton Projet</text:span></text:h>
      <text:list text:style-name="L6">
        <text:list-item>
          <text:p text:style-name="P19"><text:span text:style-name="Strong_20_Emphasis">Idéal</text:span> pour une communication bidirectionnelle avec Arduino. </text:p>
        </text:list-item>
        <text:list-item>
          <text:p text:style-name="P20"><text:span text:style-name="Strong_20_Emphasis">Gestion des priorités</text:span> : Peut être configurée pour gérer les priorités via des payloads JSON. </text:p>
        </text:list-item>
      </text:list>
      <text:p text:style-name="P13"/>
      <text:h text:style-name="P4" text:outline-level="3"><text:span text:style-name="Strong_20_Emphasis">3. OpenMQTTGateway (SourceForge)</text:span></text:h>
      <text:h text:style-name="P5" text:outline-level="4"><text:span text:style-name="Strong_20_Emphasis">a. Description</text:span></text:h>
      <text:p text:style-name="P6">OpenMQTTGateway est un projet open-source qui permet de connecter divers capteurs et actionneurs à un broker MQTT.</text:p>
      <text:h text:style-name="P5" text:outline-level="4"><text:span text:style-name="Strong_20_Emphasis">b. Avantages</text:span></text:h>
      <text:list text:style-name="L7">
        <text:list-item>
          <text:p text:style-name="P21"><text:span text:style-name="Strong_20_Emphasis">Flexibilité</text:span> : Supporte une large gamme de protocoles et de périphériques. </text:p>
        </text:list-item>
        <text:list-item>
          <text:p text:style-name="P21"><text:span text:style-name="Strong_20_Emphasis">Intégration MQTT native</text:span> : Conçu pour fonctionner avec MQTT. </text:p>
        </text:list-item>
        <text:list-item>
          <text:p text:style-name="P22"><text:span text:style-name="Strong_20_Emphasis">Gestion des priorités</text:span> : Peut être configuré pour gérer des priorités via des topics MQTT distincts ou des payloads JSON. </text:p>
        </text:list-item>
      </text:list>
      <text:h text:style-name="P5" text:outline-level="4"><text:span text:style-name="Strong_20_Emphasis">c. Inconvénients</text:span></text:h>
      <text:list text:style-name="L8">
        <text:list-item>
          <text:p text:style-name="P23"><text:span text:style-name="Strong_20_Emphasis">Complexité</text:span> : Nécessite une configuration avancée. </text:p>
        </text:list-item>
        <text:list-item>
          <text:p text:style-name="P24"><text:span text:style-name="Strong_20_Emphasis">Pas d'application mobile dédiée</text:span> : Principalement conçu pour fonctionner sur des microcontrôleurs ou des Raspberry Pi. </text:p>
        </text:list-item>
      </text:list>
      <text:h text:style-name="P5" text:outline-level="4"><text:span text:style-name="Strong_20_Emphasis">d. Adaptation à Ton Projet</text:span></text:h>
      <text:list text:style-name="L9">
        <text:list-item>
          <text:p text:style-name="P25"><text:span text:style-name="Strong_20_Emphasis">Non adapté</text:span> si tu cherches une solution mobile simple. </text:p>
        </text:list-item>
        <text:list-item>
          <text:p text:style-name="P26"><text:span text:style-name="Strong_20_Emphasis">Adapté</text:span> si tu utilises un Raspberry Pi ou un autre appareil comme passerelle. </text:p>
        </text:list-item>
      </text:list>
      <text:p text:style-name="P13"/>
      <text:h text:style-name="P4" text:outline-level="3"><text:span text:style-name="Strong_20_Emphasis">4. USB Serial Terminal (par mightyIT)</text:span></text:h>
      <text:h text:style-name="P5" text:outline-level="4"><text:span text:style-name="Strong_20_Emphasis">a. Description</text:span></text:h>
      <text:p text:style-name="P6">Application simple pour la communication série via USB OTG.</text:p>
      <text:h text:style-name="P5" text:outline-level="4"><text:soft-page-break/><text:span text:style-name="Strong_20_Emphasis">b. Avantages</text:span></text:h>
      <text:list text:style-name="L10">
        <text:list-item>
          <text:p text:style-name="P27"><text:span text:style-name="Strong_20_Emphasis">Simplicité</text:span> : Interface intuitive et facile à utiliser. </text:p>
        </text:list-item>
        <text:list-item>
          <text:p text:style-name="P28"><text:span text:style-name="Strong_20_Emphasis">Communication bidirectionnelle</text:span> : Permet d'envoyer et de recevoir des données en temps réel. </text:p>
        </text:list-item>
      </text:list>
      <text:h text:style-name="P5" text:outline-level="4"><text:span text:style-name="Strong_20_Emphasis">c. Inconvénients</text:span></text:h>
      <text:list text:style-name="L11">
        <text:list-item>
          <text:p text:style-name="P29"><text:span text:style-name="Strong_20_Emphasis">Pas d'intégration MQTT native</text:span> : Nécessite l'utilisation de Termux pour gérer MQTT. </text:p>
        </text:list-item>
        <text:list-item>
          <text:p text:style-name="P30"><text:span text:style-name="Strong_20_Emphasis">Pas de gestion des priorités</text:span> : Doit être gérée manuellement via des scripts. </text:p>
        </text:list-item>
      </text:list>
      <text:h text:style-name="P5" text:outline-level="4"><text:span text:style-name="Strong_20_Emphasis">d. Adaptation à Ton Projet</text:span></text:h>
      <text:list text:style-name="L12">
        <text:list-item>
          <text:p text:style-name="P31"><text:span text:style-name="Strong_20_Emphasis">Adapté</text:span> pour une communication série simple. </text:p>
        </text:list-item>
        <text:list-item>
          <text:p text:style-name="P32"><text:span text:style-name="Strong_20_Emphasis">Non adapté</text:span> pour une gestion avancée des priorités sans scripts supplémentaires. </text:p>
        </text:list-item>
      </text:list>
      <text:p text:style-name="P13"/>
      <text:h text:style-name="P4" text:outline-level="3"><text:span text:style-name="Strong_20_Emphasis">5. Serial Monitor (par CSA Apps)</text:span></text:h>
      <text:h text:style-name="P5" text:outline-level="4"><text:span text:style-name="Strong_20_Emphasis">a. Description</text:span></text:h>
      <text:p text:style-name="P6">Application pour surveiller et interagir avec des périphériques série via USB OTG.</text:p>
      <text:h text:style-name="P5" text:outline-level="4"><text:span text:style-name="Strong_20_Emphasis">b. Avantages</text:span></text:h>
      <text:list text:style-name="L13">
        <text:list-item>
          <text:p text:style-name="P33"><text:span text:style-name="Strong_20_Emphasis">Communication bidirectionnelle</text:span> : Permet d'envoyer et de recevoir des données en temps réel. </text:p>
        </text:list-item>
      </text:list>
      <text:h text:style-name="P5" text:outline-level="4"><text:span text:style-name="Strong_20_Emphasis">c. Inconvénients</text:span></text:h>
      <text:list text:style-name="L14">
        <text:list-item>
          <text:p text:style-name="P34"><text:span text:style-name="Strong_20_Emphasis">Disponible uniquement sur Aptoide</text:span> : Peut poser des problèmes de sécurité et de fiabilité. </text:p>
        </text:list-item>
        <text:list-item>
          <text:p text:style-name="P35"><text:span text:style-name="Strong_20_Emphasis">Pas d'intégration MQTT native</text:span> : Nécessite des scripts supplémentaires pour MQTT. </text:p>
        </text:list-item>
      </text:list>
      <text:h text:style-name="P5" text:outline-level="4"><text:span text:style-name="Strong_20_Emphasis">d. Adaptation à Ton Projet</text:span></text:h>
      <text:list text:style-name="L15">
        <text:list-item>
          <text:p text:style-name="P36"><text:span text:style-name="Strong_20_Emphasis">Non recommandé</text:span> en raison de sa disponibilité limitée et de l'absence d'intégration MQTT native. </text:p>
        </text:list-item>
      </text:list>
      <text:p text:style-name="P13"/>
      <text:h text:style-name="P4" text:outline-level="3"><text:span text:style-name="Strong_20_Emphasis">6. Synthèse et Recommandation</text:span></text:h>
      <text:h text:style-name="P5" text:outline-level="4"><text:span text:style-name="Strong_20_Emphasis">a. Synthèse des Applications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Table_20_Heading">Application</text:p>
            </table:table-cell>
            <table:table-cell table:style-name="Tableau1.A1" office:value-type="string">
              <text:p text:style-name="Table_20_Heading">Communication Bidirectionnelle</text:p>
            </table:table-cell>
            <table:table-cell table:style-name="Tableau1.A1" office:value-type="string">
              <text:p text:style-name="Table_20_Heading">Intégration MQTT</text:p>
            </table:table-cell>
            <table:table-cell table:style-name="Tableau1.A1" office:value-type="string">
              <text:p text:style-name="Table_20_Heading">Gestion des Priorités</text:p>
            </table:table-cell>
            <table:table-cell table:style-name="Tableau1.A1" office:value-type="string">
              <text:p text:style-name="Table_20_Heading">Facilité d'Utilisation</text:p>
            </table:table-cell>
            <table:table-cell table:style-name="Tableau1.A1" office:value-type="string">
              <text:p text:style-name="Table_20_Heading">Adaptation à Ton Projet</text:p>
            </table:table-cell>
          </table:table-row>
        </table:table-header-rows>
        <table:table-row>
          <table:table-cell table:style-name="Tableau1.A1" office:value-type="string">
            <text:p text:style-name="Table_20_Contents">ESPHome</text:p>
          </table:table-cell>
          <table:table-cell table:style-name="Tableau1.A1" office:value-type="string">
            <text:p text:style-name="Table_20_Contents">✅ Oui (ESP uniquement)</text:p>
          </table:table-cell>
          <table:table-cell table:style-name="Tableau1.A1" office:value-type="string">
            <text:p text:style-name="Table_20_Contents">✅ Oui</text:p>
          </table:table-cell>
          <table:table-cell table:style-name="Tableau1.A1" office:value-type="string">
            <text:p text:style-name="Table_20_Contents">✅ Oui (via MQTT)</text:p>
          </table:table-cell>
          <table:table-cell table:style-name="Tableau1.A1" office:value-type="string">
            <text:p text:style-name="Table_20_Contents">❌ Complexe</text:p>
          </table:table-cell>
          <table:table-cell table:style-name="Tableau1.A1" office:value-type="string">
            <text:p text:style-name="Table_20_Contents">❌ Non (Arduino)</text:p>
          </table:table-cell>
        </table:table-row>
        <table:table-row>
          <table:table-cell table:style-name="Tableau1.A1" office:value-type="string">
            <text:p text:style-name="Table_20_Contents">Arduino IoT UART Gateway</text:p>
          </table:table-cell>
          <table:table-cell table:style-name="Tableau1.A1" office:value-type="string">
            <text:p text:style-name="Table_20_Contents">✅ Oui</text:p>
          </table:table-cell>
          <table:table-cell table:style-name="Tableau1.A1" office:value-type="string">
            <text:p text:style-name="Table_20_Contents">✅ Oui</text:p>
          </table:table-cell>
          <table:table-cell table:style-name="Tableau1.A1" office:value-type="string">
            <text:p text:style-name="Table_20_Contents">✅ Oui (via JSON)</text:p>
          </table:table-cell>
          <table:table-cell table:style-name="Tableau1.A1" office:value-type="string">
            <text:p text:style-name="Table_20_Contents">✅ Facile</text:p>
          </table:table-cell>
          <table:table-cell table:style-name="Tableau1.A1" office:value-type="string">
            <text:p text:style-name="Table_20_Contents">✅ Oui</text:p>
          </table:table-cell>
        </table:table-row>
        <table:table-row>
          <table:table-cell table:style-name="Tableau1.A1" office:value-type="string">
            <text:p text:style-name="Table_20_Contents">OpenMQTTGateway</text:p>
          </table:table-cell>
          <table:table-cell table:style-name="Tableau1.A1" office:value-type="string">
            <text:p text:style-name="Table_20_Contents">✅ Oui</text:p>
          </table:table-cell>
          <table:table-cell table:style-name="Tableau1.A1" office:value-type="string">
            <text:p text:style-name="Table_20_Contents">✅ Oui</text:p>
          </table:table-cell>
          <table:table-cell table:style-name="Tableau1.A1" office:value-type="string">
            <text:p text:style-name="Table_20_Contents">✅ Oui <text:soft-page-break/>(via MQTT)</text:p>
          </table:table-cell>
          <table:table-cell table:style-name="Tableau1.A1" office:value-type="string">
            <text:p text:style-name="Table_20_Contents">❌ Complexe</text:p>
          </table:table-cell>
          <table:table-cell table:style-name="Tableau1.A1" office:value-type="string">
            <text:p text:style-name="Table_20_Contents">❌ Non <text:soft-page-break/>(Mobile)</text:p>
          </table:table-cell>
        </table:table-row>
        <table:table-row>
          <table:table-cell table:style-name="Tableau1.A1" office:value-type="string">
            <text:p text:style-name="Table_20_Contents">USB Serial Terminal</text:p>
          </table:table-cell>
          <table:table-cell table:style-name="Tableau1.A1" office:value-type="string">
            <text:p text:style-name="Table_20_Contents">✅ Oui</text:p>
          </table:table-cell>
          <table:table-cell table:style-name="Tableau1.A1" office:value-type="string">
            <text:p text:style-name="Table_20_Contents">❌ Non</text:p>
          </table:table-cell>
          <table:table-cell table:style-name="Tableau1.A1" office:value-type="string">
            <text:p text:style-name="Table_20_Contents">❌ Non</text:p>
          </table:table-cell>
          <table:table-cell table:style-name="Tableau1.A1" office:value-type="string">
            <text:p text:style-name="Table_20_Contents">✅ Très facile</text:p>
          </table:table-cell>
          <table:table-cell table:style-name="Tableau1.A1" office:value-type="string">
            <text:p text:style-name="Table_20_Contents">❌ Non</text:p>
          </table:table-cell>
        </table:table-row>
        <table:table-row>
          <table:table-cell table:style-name="Tableau1.A1" office:value-type="string">
            <text:p text:style-name="Table_20_Contents">Serial Monitor (CSA Apps)</text:p>
          </table:table-cell>
          <table:table-cell table:style-name="Tableau1.A1" office:value-type="string">
            <text:p text:style-name="Table_20_Contents">✅ Oui</text:p>
          </table:table-cell>
          <table:table-cell table:style-name="Tableau1.A1" office:value-type="string">
            <text:p text:style-name="Table_20_Contents">❌ Non</text:p>
          </table:table-cell>
          <table:table-cell table:style-name="Tableau1.A1" office:value-type="string">
            <text:p text:style-name="Table_20_Contents">❌ Non</text:p>
          </table:table-cell>
          <table:table-cell table:style-name="Tableau1.A1" office:value-type="string">
            <text:p text:style-name="Table_20_Contents">✅ Facile</text:p>
          </table:table-cell>
          <table:table-cell table:style-name="Tableau1.A1" office:value-type="string">
            <text:p text:style-name="Table_20_Contents">❌ Non</text:p>
          </table:table-cell>
        </table:table-row>
      </table:table>
      <text:h text:style-name="P5" text:outline-level="4"><text:span text:style-name="Strong_20_Emphasis">b. Recommandation pour Ton Projet</text:span></text:h>
      <text:p text:style-name="P6">D'après tes besoins spécifiques (communication bidirectionnelle fiable, gestion des priorités, intégration avec MQTT et Node-RED), <text:span text:style-name="Strong_20_Emphasis">Arduino IoT UART Gateway</text:span> est la meilleure option pour les raisons suivantes :</text:p>
      <text:list text:style-name="L16">
        <text:list-item>
          <text:p text:style-name="P37"><text:span text:style-name="Strong_20_Emphasis">Conçue pour Arduino</text:span> : Spécialement développée pour les projets Arduino et IoT. </text:p>
        </text:list-item>
        <text:list-item>
          <text:p text:style-name="P37"><text:span text:style-name="Strong_20_Emphasis">Intégration MQTT</text:span> : Facilite l'intégration avec MQTT et Node-RED. </text:p>
        </text:list-item>
        <text:list-item>
          <text:p text:style-name="P37"><text:span text:style-name="Strong_20_Emphasis">Gestion des priorités</text:span> : Peut être configurée pour gérer les priorités via des payloads JSON. </text:p>
        </text:list-item>
        <text:list-item>
          <text:p text:style-name="P38"><text:span text:style-name="Strong_20_Emphasis">Facilité d'utilisation</text:span> : Interface intuitive et facile à configurer. </text:p>
        </text:list-item>
      </text:list>
      <text:p text:style-name="P13"/>
      <text:h text:style-name="P39" text:outline-level="1"><text:span text:style-name="Strong_20_Emphasis"><text:span text:style-name="T2">Choix matériel embarqué</text:span></text:span></text:h>
      <text:p text:style-name="P3">Voici une <text:span text:style-name="Strong_20_Emphasis">comparaison détaillée</text:span> de deux architectures matérielles possibles pour ton projet :</text:p>
      <text:list text:style-name="L17">
        <text:list-item>
          <text:p text:style-name="P40">(A) Arduino Uno Rev3 + ESP32 Development Board (ou équivalent ou même Raspberry Pi) + Smartphone</text:p>
        </text:list-item>
        <text:list-item>
          <text:p text:style-name="P40">(B) Arduino + Smartphone seul (pas d’ESP32 ou Pi intermédiaire)</text:p>
        </text:list-item>
      </text:list>
      <text:p text:style-name="P6">Je vais regarder les <text:span text:style-name="Strong_20_Emphasis">avantages</text:span>, <text:span text:style-name="Strong_20_Emphasis">inconvénients</text:span>, <text:span text:style-name="Strong_20_Emphasis">impacts concrets pour ton besoin</text:span> (Arduino via USB ↔ smartphone ↔ MQTT ↔ Node-RED) et te donner mon <text:span text:style-name="Strong_20_Emphasis">recommandation</text:span>.</text:p>
      <text:p text:style-name="P13"/>
      <text:h text:style-name="P41" text:outline-level="2">✅ Comparaison</text:h>
      <text:h text:style-name="P4" text:outline-level="3">Architecture A : Arduino + ESP32 (ou Pi) + Smartphone</text:h>
      <text:p text:style-name="P6"><text:span text:style-name="Strong_20_Emphasis">Composition</text:span> : L’Arduino gère la partie actionneurs/senseurs, l’ESP32 (ou Pi) fait le rôle de passerelle réseau (WiFi/USB/Serial) vers MQTT, et le smartphone éventuellement pour interface/contrôle/OTG si besoin.</text:p>
      <text:p text:style-name="P6"><text:span text:style-name="Strong_20_Emphasis">Avantages</text:span> :</text:p>
      <text:list text:style-name="L18">
        <text:list-item>
          <text:p text:style-name="P42">L’ESP32 apporte <text:span text:style-name="Strong_20_Emphasis">connectivité WiFi / Bluetooth</text:span> et puissance de calcul plus élevée. Par exemple : l’ESP32 supporte WiFi + Bluetooth intégré, processeur dual-core, mémoire bien plus grande que un Arduino. (<text:a xlink:type="simple" xlink:href="https://www.ntchip.com/de/electronics-news/esp32-vs-arduino?utm_source=chatgpt.com" text:style-name="Internet_20_link" text:visited-style-name="Visited_20_Internet_20_Link">ntchip.com</text:a>)</text:p>
        </text:list-item>
        <text:list-item>
          <text:p text:style-name="P42">Séparation des responsabilités : Arduino continue à faire ce qu’il sait faire (contrôle simple, I/O) ; l’ESP32/Passerelle réseau s’occupe de MQTT, network, UI, etc. Cela réduit la charge sur l’Arduino et diminue les contraintes de latence ou de complexité sur celui-ci.</text:p>
        </text:list-item>
        <text:list-item>
          <text:p text:style-name="P42"><text:soft-page-break/>Robustesse accrue : tu as un module dédié (ESP32) pour la communication réseau, donc tu n’es pas uniquement dépendant du smartphone pour tout.</text:p>
        </text:list-item>
        <text:list-item>
          <text:p text:style-name="P42">Flexibilité : tu peux plus facilement évoluer (ajouter WiFi, BLE, capteurs avancés, robotique plus complexe) grâce à l’ESP32 ou le Pi.</text:p>
        </text:list-item>
      </text:list>
      <text:p text:style-name="P6"><text:span text:style-name="Strong_20_Emphasis">Inconvénients</text:span> :</text:p>
      <text:list text:style-name="L19">
        <text:list-item>
          <text:p text:style-name="P43">Coût matériel un peu supérieur (tu ajoutes un module ESP32 ou une Pi).</text:p>
        </text:list-item>
        <text:list-item>
          <text:p text:style-name="P43">Complexité de développement légèrement plus grande (tu dois faire l’intégration Arduino ↔ ESP32 via UART ou I2C, choix du firmware passerelle, etc.).</text:p>
        </text:list-item>
        <text:list-item>
          <text:p text:style-name="P43">Alimentation &amp; gestion : tu dois alimenter l’Arduino et l’ESP32 (ou la Pi) ; cela peut nécessiter un bon plan d’alimentation dans un robot mobile.</text:p>
        </text:list-item>
        <text:list-item>
          <text:p text:style-name="P43">Si tu utilises aussi le smartphone comme partie actif, cela signifie <text:span text:style-name="Strong_20_Emphasis">trois appareils</text:span> (Arduino + ESP32 + smartphone) à synchroniser.</text:p>
        </text:list-item>
      </text:list>
      <text:p text:style-name="P6"><text:span text:style-name="Strong_20_Emphasis">Impact concret pour ton usage</text:span> :</text:p>
      <text:list text:style-name="L20">
        <text:list-item>
          <text:p text:style-name="P44">Pour les échanges fréquents bidirectionnels (Arduino → broker MQTT → Node-RED → retour vers Arduino), cette architecture est très favorable : l’ESP32 peut gérer MQTT localement, connexion stable, faible latence, et l’Arduino reçoit directement les commandes.</text:p>
        </text:list-item>
        <text:list-item>
          <text:p text:style-name="P44">Le smartphone peut être libre pour interface ou supervision, ou même retiré de la boucle active, ce qui élimine certains risques (OTG, batterie, mise en veille smartphone).</text:p>
        </text:list-item>
        <text:list-item>
          <text:p text:style-name="P44">Bonne évolutivité vers robotique, capteurs nombreux, complexité accrue.</text:p>
        </text:list-item>
      </text:list>
      <text:p text:style-name="P13"/>
      <text:h text:style-name="P4" text:outline-level="3">Architecture B : Arduino + Smartphone seul</text:h>
      <text:p text:style-name="P6"><text:span text:style-name="Strong_20_Emphasis">Composition</text:span> : L’Arduino est connecté via USB OTG au smartphone, qui fait la passerelle USB ↔ MQTT ↔ Node-RED. Le smartphone assume tout (lecture/série de l’Arduino, connexion MQTT, UI/contrôle).</text:p>
      <text:p text:style-name="P6"><text:span text:style-name="Strong_20_Emphasis">Avantages</text:span> :</text:p>
      <text:list text:style-name="L21">
        <text:list-item>
          <text:p text:style-name="P45">Moins de matériel : uniquement Arduino + smartphone (si tu as déjà le smartphone).</text:p>
        </text:list-item>
        <text:list-item>
          <text:p text:style-name="P45">Moins de composants à gérer/à alimenter, ce qui est plus simple pour prototype ou version test.</text:p>
        </text:list-item>
        <text:list-item>
          <text:p text:style-name="P45">Mise en œuvre peut être plus rapide (tu ne dois pas ajouter et configurer un ESP32 ou passerelle réseau supplémentaire).</text:p>
        </text:list-item>
      </text:list>
      <text:p text:style-name="P6"><text:span text:style-name="Strong_20_Emphasis">Inconvénients</text:span> :</text:p>
      <text:list text:style-name="L22">
        <text:list-item>
          <text:p text:style-name="P46">Dépendance forte au smartphone : si le smartphone est mis en veille, dégagement USB OTG, batterie faible, performance réduite, cela peut affecter les échanges.</text:p>
        </text:list-item>
        <text:list-item>
          <text:p text:style-name="P46">L’USB OTG sur Android peut avoir des contraintes : reconnaissance, alimentation, stabilité, accès exclusif au port USB. Tu l’as déjà observé.</text:p>
        </text:list-item>
        <text:list-item>
          <text:p text:style-name="P46"><text:soft-page-break/>Latence potentiellement plus élevée ou plus variable (le smartphone pouvant avoir d’autres tâches, gestion d’énergie, etc.).</text:p>
        </text:list-item>
        <text:list-item>
          <text:p text:style-name="P46">Moins évolutif pour robotique complexe ou ajout de nombreux capteurs/communication sans fil autre que USB.</text:p>
        </text:list-item>
        <text:list-item>
          <text:p text:style-name="P46">Si le smartphone est utilisé aussi pour interface ou UI, il peut être saturé ou manquer de disponibilité pour la passerelle.</text:p>
        </text:list-item>
      </text:list>
      <text:p text:style-name="P6"><text:span text:style-name="Strong_20_Emphasis">Impact concret pour ton usage</text:span> :</text:p>
      <text:list text:style-name="L23">
        <text:list-item>
          <text:p text:style-name="P47">Pour un prototype ou un usage modéré, ça peut fonctionner : Arduino ↔ smartphone ↔ MQTT ↔ Node-RED.</text:p>
        </text:list-item>
        <text:list-item>
          <text:p text:style-name="P47">Mais pour un usage robotique avec échanges fréquents bidirectionnels, risques plus élevés : connexion USB instable, smartphone OTG problème, latence ou coupe.</text:p>
        </text:list-item>
        <text:list-item>
          <text:p text:style-name="P47">Si le smartphone tombe, ou si l’app se ferme, ton robot passe en erreur.</text:p>
        </text:list-item>
      </text:list>
      <text:p text:style-name="P13"/>
      <text:h text:style-name="P41" text:outline-level="2">🧮 Tableau récapitulatif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Critère</text:p>
            </table:table-cell>
            <table:table-cell table:style-name="Tableau2.A1" office:value-type="string">
              <text:p text:style-name="Table_20_Heading">Architecture A (Arduino + ESP32 + Smartphone)</text:p>
            </table:table-cell>
            <table:table-cell table:style-name="Tableau2.A1" office:value-type="string">
              <text:p text:style-name="Table_20_Heading">Architecture B (Arduino + Smartphone)</text:p>
            </table:table-cell>
          </table:table-row>
        </table:table-header-rows>
        <table:table-row>
          <table:table-cell table:style-name="Tableau2.A1" office:value-type="string">
            <text:p text:style-name="Table_20_Contents">Coût matériel</text:p>
          </table:table-cell>
          <table:table-cell table:style-name="Tableau2.A1" office:value-type="string">
            <text:p text:style-name="Table_20_Contents">+ un module ESP32 ou Pi (modéré)</text:p>
          </table:table-cell>
          <table:table-cell table:style-name="Tableau2.A1" office:value-type="string">
            <text:p text:style-name="Table_20_Contents">Moins de composants</text:p>
          </table:table-cell>
        </table:table-row>
        <table:table-row>
          <table:table-cell table:style-name="Tableau2.A1" office:value-type="string">
            <text:p text:style-name="Table_20_Contents">Complexité d’intégration</text:p>
          </table:table-cell>
          <table:table-cell table:style-name="Tableau2.A1" office:value-type="string">
            <text:p text:style-name="Table_20_Contents">Plus élevé (Arduino ↔ ESP32)</text:p>
          </table:table-cell>
          <table:table-cell table:style-name="Tableau2.A1" office:value-type="string">
            <text:p text:style-name="Table_20_Contents">Moins élevé</text:p>
          </table:table-cell>
        </table:table-row>
        <table:table-row>
          <table:table-cell table:style-name="Tableau2.A1" office:value-type="string">
            <text:p text:style-name="Table_20_Contents">Connectivité réseau &amp; WiFi</text:p>
          </table:table-cell>
          <table:table-cell table:style-name="Tableau2.A1" office:value-type="string">
            <text:p text:style-name="Table_20_Contents">Très bon (ESP32 natif)</text:p>
          </table:table-cell>
          <table:table-cell table:style-name="Tableau2.A1" office:value-type="string">
            <text:p text:style-name="Table_20_Contents">Dépend du smartphone uniquement</text:p>
          </table:table-cell>
        </table:table-row>
        <table:table-row>
          <table:table-cell table:style-name="Tableau2.A1" office:value-type="string">
            <text:p text:style-name="Table_20_Contents">Latence / robustesse pour échanges fréquents</text:p>
          </table:table-cell>
          <table:table-cell table:style-name="Tableau2.A1" office:value-type="string">
            <text:p text:style-name="Table_20_Contents">Meilleure</text:p>
          </table:table-cell>
          <table:table-cell table:style-name="Tableau2.A1" office:value-type="string">
            <text:p text:style-name="Table_20_Contents">Moins bonne, plus de risques</text:p>
          </table:table-cell>
        </table:table-row>
        <table:table-row>
          <table:table-cell table:style-name="Tableau2.A1" office:value-type="string">
            <text:p text:style-name="Table_20_Contents">Dépendance sur smartphone</text:p>
          </table:table-cell>
          <table:table-cell table:style-name="Tableau2.A1" office:value-type="string">
            <text:p text:style-name="Table_20_Contents">Moins critique (smartphone peut être UI)</text:p>
          </table:table-cell>
          <table:table-cell table:style-name="Tableau2.A1" office:value-type="string">
            <text:p text:style-name="Table_20_Contents">Très critique</text:p>
          </table:table-cell>
        </table:table-row>
        <table:table-row>
          <table:table-cell table:style-name="Tableau2.A1" office:value-type="string">
            <text:p text:style-name="Table_20_Contents">Évolutivité robotique (capteurs, WiFi, BLE)</text:p>
          </table:table-cell>
          <table:table-cell table:style-name="Tableau2.A1" office:value-type="string">
            <text:p text:style-name="Table_20_Contents">Haute</text:p>
          </table:table-cell>
          <table:table-cell table:style-name="Tableau2.A1" office:value-type="string">
            <text:p text:style-name="Table_20_Contents">Limité</text:p>
          </table:table-cell>
        </table:table-row>
        <table:table-row>
          <table:table-cell table:style-name="Tableau2.A1" office:value-type="string">
            <text:p text:style-name="Table_20_Contents">Simplicité prototype rapide</text:p>
          </table:table-cell>
          <table:table-cell table:style-name="Tableau2.A1" office:value-type="string">
            <text:p text:style-name="Table_20_Contents">Moyenne</text:p>
          </table:table-cell>
          <table:table-cell table:style-name="Tableau2.A1" office:value-type="string">
            <text:p text:style-name="Table_20_Contents">Bonne</text:p>
          </table:table-cell>
        </table:table-row>
        <table:table-row>
          <table:table-cell table:style-name="Tableau2.A1" office:value-type="string">
            <text:p text:style-name="Table_20_Contents">Alimentation / gestion matériel</text:p>
          </table:table-cell>
          <table:table-cell table:style-name="Tableau2.A1" office:value-type="string">
            <text:p text:style-name="Table_20_Contents">Besoin de bien dimensionner</text:p>
          </table:table-cell>
          <table:table-cell table:style-name="Tableau2.A1" office:value-type="string">
            <text:p text:style-name="Table_20_Contents">Simple mais smartphone devient critique</text:p>
          </table:table-cell>
        </table:table-row>
      </table:table>
      <text:p text:style-name="P13"/>
      <text:h text:style-name="P41" text:outline-level="2">🎯 Ma recommandation</text:h>
      <text:p text:style-name="P6">Pour <text:span text:style-name="Strong_20_Emphasis">ton projet</text:span> (Arduino via USB ↔ smartphone ↔ MQTT ↔ Node-RED, bidirectionnel, robotique), je recommande <text:span text:style-name="Strong_20_Emphasis">l’architecture A</text:span> (Arduino + ESP32 + Smartphone) comme <text:span text:style-name="Strong_20_Emphasis">option prioritaire</text:span> car elle apporte la robustesse, la faible latence, la connectivité réseau fiable et une meilleure évolutivité.</text:p>
      <text:p text:style-name="P6">L’architecture B peut être utilisée comme <text:span text:style-name="Strong_20_Emphasis">prototype initial</text:span> ou version de test rapide, mais si tu vises un système fiable, stable et durable pour robot, B comporte trop de risques.</text:p>
      <text:p text:style-name="P13"/>
      <text:h text:style-name="P41" text:outline-level="2"><text:soft-page-break/>🔧 Proposition d’implémentation pour l’architecture A</text:h>
      <text:list text:style-name="L24">
        <text:list-item>
          <text:p text:style-name="P48">Utilise l’Arduino pour les moteurs/servos, capteurs, tâches temps réel.</text:p>
        </text:list-item>
        <text:list-item>
          <text:p text:style-name="P48">Connecte l’Arduino via UART (TX/RX) à l’ESP32 (niveau logique compatible, prévoir 3,3 V).</text:p>
        </text:list-item>
        <text:list-item>
          <text:p text:style-name="P48">Sur l’ESP32, flashe un firmware (ex : utilisant MQTT) qui lit les commandes depuis l’Arduino, publie sur <text:span text:style-name="Source_20_Text">robot/status</text:span>, s’abonne à <text:span text:style-name="Source_20_Text">robot/cmd</text:span>, envoie les commandes à l’Arduino.</text:p>
        </text:list-item>
        <text:list-item>
          <text:p text:style-name="P48">Le smartphone peut être utilisé pour interface utilisateur, supervision, ou même être retiré de la boucle active si l’ESP32 suffit pour MQTT.</text:p>
        </text:list-item>
        <text:list-item>
          <text:p text:style-name="P48">Node-RED sur le PC gère la logique, échange via MQTT avec l’ESP32.</text:p>
        </text:list-item>
        <text:list-item>
          <text:p text:style-name="P48">Vérifie alimentation suffisante pour tous les modules, protections de l’USB/uart, gestion des reconnections.</text:p>
        </text:list-item>
      </text:list>
      <text:p text:style-name="P13"/>
      <text:h text:style-name="Heading_20_1" text:outline-level="1">Partage de connexion et choix matériels</text:h>
      <text:p text:style-name="P3">Voici une <text:span text:style-name="Strong_20_Emphasis">comparaison détaillée</text:span> de deux architectures matérielles possibles pour ton projet :</text:p>
      <text:list text:style-name="L25">
        <text:list-item>
          <text:p text:style-name="P49">(A) Arduino Uno Rev3 + ESP32 Development Board (ou équivalent ou même Raspberry Pi) + Smartphone</text:p>
        </text:list-item>
        <text:list-item>
          <text:p text:style-name="P49">(B) Arduino + Smartphone seul (pas d’ESP32 ou Pi intermédiaire)</text:p>
        </text:list-item>
      </text:list>
      <text:p text:style-name="P6">Je vais regarder les <text:span text:style-name="Strong_20_Emphasis">avantages</text:span>, <text:span text:style-name="Strong_20_Emphasis">inconvénients</text:span>, <text:span text:style-name="Strong_20_Emphasis">impacts concrets pour ton besoin</text:span> (Arduino via USB ↔ smartphone ↔ MQTT ↔ Node-RED) et te donner mon <text:span text:style-name="Strong_20_Emphasis">recommandation</text:span>.</text:p>
      <text:p text:style-name="P13"/>
      <text:h text:style-name="P41" text:outline-level="2">✅ Comparaison</text:h>
      <text:h text:style-name="P4" text:outline-level="3">Architecture A : Arduino + ESP32 (ou Pi) + Smartphone</text:h>
      <text:p text:style-name="P6"><text:span text:style-name="Strong_20_Emphasis">Composition</text:span> : L’Arduino gère la partie actionneurs/senseurs, l’ESP32 (ou Pi) fait le rôle de passerelle réseau (WiFi/USB/Serial) vers MQTT, et le smartphone éventuellement pour interface/contrôle/OTG si besoin.</text:p>
      <text:p text:style-name="P6"><text:span text:style-name="Strong_20_Emphasis">Avantages</text:span> :</text:p>
      <text:list text:style-name="L26">
        <text:list-item>
          <text:p text:style-name="P50">L’ESP32 apporte <text:span text:style-name="Strong_20_Emphasis">connectivité WiFi / Bluetooth</text:span> et puissance de calcul plus élevée. Par exemple : l’ESP32 supporte WiFi + Bluetooth intégré, processeur dual-core, mémoire bien plus grande que un Arduino. (<text:a xlink:type="simple" xlink:href="https://www.ntchip.com/de/electronics-news/esp32-vs-arduino?utm_source=chatgpt.com" text:style-name="Internet_20_link" text:visited-style-name="Visited_20_Internet_20_Link">ntchip.com</text:a>)</text:p>
        </text:list-item>
        <text:list-item>
          <text:p text:style-name="P50">Séparation des responsabilités : Arduino continue à faire ce qu’il sait faire (contrôle simple, I/O) ; l’ESP32/Passerelle réseau s’occupe de MQTT, network, UI, etc. Cela réduit la charge sur l’Arduino et diminue les contraintes de latence ou de complexité sur celui-ci.</text:p>
        </text:list-item>
        <text:list-item>
          <text:p text:style-name="P50"><text:soft-page-break/>Robustesse accrue : tu as un module dédié (ESP32) pour la communication réseau, donc tu n’es pas uniquement dépendant du smartphone pour tout.</text:p>
        </text:list-item>
        <text:list-item>
          <text:p text:style-name="P50">Flexibilité : tu peux plus facilement évoluer (ajouter WiFi, BLE, capteurs avancés, robotique plus complexe) grâce à l’ESP32 ou le Pi.</text:p>
        </text:list-item>
      </text:list>
      <text:p text:style-name="P6"><text:span text:style-name="Strong_20_Emphasis">Inconvénients</text:span> :</text:p>
      <text:list text:style-name="L27">
        <text:list-item>
          <text:p text:style-name="P51">Coût matériel un peu supérieur (tu ajoutes un module ESP32 ou une Pi).</text:p>
        </text:list-item>
        <text:list-item>
          <text:p text:style-name="P51">Complexité de développement légèrement plus grande (tu dois faire l’intégration Arduino ↔ ESP32 via UART ou I2C, choix du firmware passerelle, etc.).</text:p>
        </text:list-item>
        <text:list-item>
          <text:p text:style-name="P51">Alimentation &amp; gestion : tu dois alimenter l’Arduino et l’ESP32 (ou la Pi) ; cela peut nécessiter un bon plan d’alimentation dans un robot mobile.</text:p>
        </text:list-item>
        <text:list-item>
          <text:p text:style-name="P51">Si tu utilises aussi le smartphone comme partie actif, cela signifie <text:span text:style-name="Strong_20_Emphasis">trois appareils</text:span> (Arduino + ESP32 + smartphone) à synchroniser.</text:p>
        </text:list-item>
      </text:list>
      <text:p text:style-name="P6"><text:span text:style-name="Strong_20_Emphasis">Impact concret pour ton usage</text:span> :</text:p>
      <text:list text:style-name="L28">
        <text:list-item>
          <text:p text:style-name="P52">Pour les échanges fréquents bidirectionnels (Arduino → broker MQTT → Node-RED → retour vers Arduino), cette architecture est très favorable : l’ESP32 peut gérer MQTT localement, connexion stable, faible latence, et l’Arduino reçoit directement les commandes.</text:p>
        </text:list-item>
        <text:list-item>
          <text:p text:style-name="P52">Le smartphone peut être libre pour interface ou supervision, ou même retiré de la boucle active, ce qui élimine certains risques (OTG, batterie, mise en veille smartphone).</text:p>
        </text:list-item>
        <text:list-item>
          <text:p text:style-name="P52">Bonne évolutivité vers robotique, capteurs nombreux, complexité accrue.</text:p>
        </text:list-item>
      </text:list>
      <text:p text:style-name="P13"/>
      <text:h text:style-name="P4" text:outline-level="3">Architecture B : Arduino + Smartphone seul</text:h>
      <text:p text:style-name="P6"><text:span text:style-name="Strong_20_Emphasis">Composition</text:span> : L’Arduino est connecté via USB OTG au smartphone, qui fait la passerelle USB ↔ MQTT ↔ Node-RED. Le smartphone assume tout (lecture/série de l’Arduino, connexion MQTT, UI/contrôle).</text:p>
      <text:p text:style-name="P6"><text:span text:style-name="Strong_20_Emphasis">Avantages</text:span> :</text:p>
      <text:list text:style-name="L29">
        <text:list-item>
          <text:p text:style-name="P53">Moins de matériel : uniquement Arduino + smartphone (si tu as déjà le smartphone).</text:p>
        </text:list-item>
        <text:list-item>
          <text:p text:style-name="P53">Moins de composants à gérer/à alimenter, ce qui est plus simple pour prototype ou version test.</text:p>
        </text:list-item>
        <text:list-item>
          <text:p text:style-name="P53">Mise en œuvre peut être plus rapide (tu ne dois pas ajouter et configurer un ESP32 ou passerelle réseau supplémentaire).</text:p>
        </text:list-item>
      </text:list>
      <text:p text:style-name="P6"><text:span text:style-name="Strong_20_Emphasis">Inconvénients</text:span> :</text:p>
      <text:list text:style-name="L30">
        <text:list-item>
          <text:p text:style-name="P54">Dépendance forte au smartphone : si le smartphone est mis en veille, dégagement USB OTG, batterie faible, performance réduite, cela peut affecter les échanges.</text:p>
        </text:list-item>
        <text:list-item>
          <text:p text:style-name="P54">L’USB OTG sur Android peut avoir des contraintes : reconnaissance, alimentation, stabilité, accès exclusif au port USB. Tu l’as déjà observé.</text:p>
        </text:list-item>
        <text:list-item>
          <text:p text:style-name="P54"><text:soft-page-break/>Latence potentiellement plus élevée ou plus variable (le smartphone pouvant avoir d’autres tâches, gestion d’énergie, etc.).</text:p>
        </text:list-item>
        <text:list-item>
          <text:p text:style-name="P54">Moins évolutif pour robotique complexe ou ajout de nombreux capteurs/communication sans fil autre que USB.</text:p>
        </text:list-item>
        <text:list-item>
          <text:p text:style-name="P54">Si le smartphone est utilisé aussi pour interface ou UI, il peut être saturé ou manquer de disponibilité pour la passerelle.</text:p>
        </text:list-item>
      </text:list>
      <text:p text:style-name="P6"><text:span text:style-name="Strong_20_Emphasis">Impact concret pour ton usage</text:span> :</text:p>
      <text:list text:style-name="L31">
        <text:list-item>
          <text:p text:style-name="P55">Pour un prototype ou un usage modéré, ça peut fonctionner : Arduino ↔ smartphone ↔ MQTT ↔ Node-RED.</text:p>
        </text:list-item>
        <text:list-item>
          <text:p text:style-name="P55">Mais pour un usage robotique avec échanges fréquents bidirectionnels, risques plus élevés : connexion USB instable, smartphone OTG problème, latence ou coupe.</text:p>
        </text:list-item>
        <text:list-item>
          <text:p text:style-name="P55">Si le smartphone tombe, ou si l’app se ferme, ton robot passe en erreur.</text:p>
        </text:list-item>
      </text:list>
      <text:p text:style-name="P13"/>
      <text:h text:style-name="P41" text:outline-level="2">🧮 Tableau récapitulatif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Table_20_Heading">Critère</text:p>
            </table:table-cell>
            <table:table-cell table:style-name="Tableau3.A1" office:value-type="string">
              <text:p text:style-name="Table_20_Heading">Architecture A (Arduino + ESP32 + Smartphone)</text:p>
            </table:table-cell>
            <table:table-cell table:style-name="Tableau3.A1" office:value-type="string">
              <text:p text:style-name="Table_20_Heading">Architecture B (Arduino + Smartphone)</text:p>
            </table:table-cell>
          </table:table-row>
        </table:table-header-rows>
        <table:table-row>
          <table:table-cell table:style-name="Tableau3.A1" office:value-type="string">
            <text:p text:style-name="Table_20_Contents">Coût matériel</text:p>
          </table:table-cell>
          <table:table-cell table:style-name="Tableau3.A1" office:value-type="string">
            <text:p text:style-name="Table_20_Contents">+ un module ESP32 ou Pi (modéré)</text:p>
          </table:table-cell>
          <table:table-cell table:style-name="Tableau3.A1" office:value-type="string">
            <text:p text:style-name="Table_20_Contents">Moins de composants</text:p>
          </table:table-cell>
        </table:table-row>
        <table:table-row>
          <table:table-cell table:style-name="Tableau3.A1" office:value-type="string">
            <text:p text:style-name="Table_20_Contents">Complexité d’intégration</text:p>
          </table:table-cell>
          <table:table-cell table:style-name="Tableau3.A1" office:value-type="string">
            <text:p text:style-name="Table_20_Contents">Plus élevé (Arduino ↔ ESP32)</text:p>
          </table:table-cell>
          <table:table-cell table:style-name="Tableau3.A1" office:value-type="string">
            <text:p text:style-name="Table_20_Contents">Moins élevé</text:p>
          </table:table-cell>
        </table:table-row>
        <table:table-row>
          <table:table-cell table:style-name="Tableau3.A1" office:value-type="string">
            <text:p text:style-name="Table_20_Contents">Connectivité réseau &amp; WiFi</text:p>
          </table:table-cell>
          <table:table-cell table:style-name="Tableau3.A1" office:value-type="string">
            <text:p text:style-name="Table_20_Contents">Très bon (ESP32 natif)</text:p>
          </table:table-cell>
          <table:table-cell table:style-name="Tableau3.A1" office:value-type="string">
            <text:p text:style-name="Table_20_Contents">Dépend du smartphone uniquement</text:p>
          </table:table-cell>
        </table:table-row>
        <table:table-row>
          <table:table-cell table:style-name="Tableau3.A1" office:value-type="string">
            <text:p text:style-name="Table_20_Contents">Latence / robustesse pour échanges fréquents</text:p>
          </table:table-cell>
          <table:table-cell table:style-name="Tableau3.A1" office:value-type="string">
            <text:p text:style-name="Table_20_Contents">Meilleure</text:p>
          </table:table-cell>
          <table:table-cell table:style-name="Tableau3.A1" office:value-type="string">
            <text:p text:style-name="Table_20_Contents">Moins bonne, plus de risques</text:p>
          </table:table-cell>
        </table:table-row>
        <table:table-row>
          <table:table-cell table:style-name="Tableau3.A1" office:value-type="string">
            <text:p text:style-name="Table_20_Contents">Dépendance sur smartphone</text:p>
          </table:table-cell>
          <table:table-cell table:style-name="Tableau3.A1" office:value-type="string">
            <text:p text:style-name="Table_20_Contents">Moins critique (smartphone peut être UI)</text:p>
          </table:table-cell>
          <table:table-cell table:style-name="Tableau3.A1" office:value-type="string">
            <text:p text:style-name="Table_20_Contents">Très critique</text:p>
          </table:table-cell>
        </table:table-row>
        <table:table-row>
          <table:table-cell table:style-name="Tableau3.A1" office:value-type="string">
            <text:p text:style-name="Table_20_Contents">Évolutivité robotique (capteurs, WiFi, BLE)</text:p>
          </table:table-cell>
          <table:table-cell table:style-name="Tableau3.A1" office:value-type="string">
            <text:p text:style-name="Table_20_Contents">Haute</text:p>
          </table:table-cell>
          <table:table-cell table:style-name="Tableau3.A1" office:value-type="string">
            <text:p text:style-name="Table_20_Contents">Limité</text:p>
          </table:table-cell>
        </table:table-row>
        <table:table-row>
          <table:table-cell table:style-name="Tableau3.A1" office:value-type="string">
            <text:p text:style-name="Table_20_Contents">Simplicité prototype rapide</text:p>
          </table:table-cell>
          <table:table-cell table:style-name="Tableau3.A1" office:value-type="string">
            <text:p text:style-name="Table_20_Contents">Moyenne</text:p>
          </table:table-cell>
          <table:table-cell table:style-name="Tableau3.A1" office:value-type="string">
            <text:p text:style-name="Table_20_Contents">Bonne</text:p>
          </table:table-cell>
        </table:table-row>
        <table:table-row>
          <table:table-cell table:style-name="Tableau3.A1" office:value-type="string">
            <text:p text:style-name="Table_20_Contents">Alimentation / gestion matériel</text:p>
          </table:table-cell>
          <table:table-cell table:style-name="Tableau3.A1" office:value-type="string">
            <text:p text:style-name="Table_20_Contents">Besoin de bien dimensionner</text:p>
          </table:table-cell>
          <table:table-cell table:style-name="Tableau3.A1" office:value-type="string">
            <text:p text:style-name="Table_20_Contents">Simple mais smartphone devient critique</text:p>
          </table:table-cell>
        </table:table-row>
      </table:table>
      <text:p text:style-name="P13"/>
      <text:h text:style-name="P41" text:outline-level="2">🎯 Ma recommandation</text:h>
      <text:p text:style-name="P6">Pour <text:span text:style-name="Strong_20_Emphasis">ton projet</text:span> (Arduino via USB ↔ smartphone ↔ MQTT ↔ Node-RED, bidirectionnel, robotique), je recommande <text:span text:style-name="Strong_20_Emphasis">l’architecture A</text:span> (Arduino + ESP32 + Smartphone) comme <text:span text:style-name="Strong_20_Emphasis">option prioritaire</text:span> car elle apporte la robustesse, la faible latence, la connectivité réseau fiable et une meilleure évolutivité.</text:p>
      <text:p text:style-name="P6">L’architecture B peut être utilisée comme <text:span text:style-name="Strong_20_Emphasis">prototype initial</text:span> ou version de test rapide, mais si tu vises un système fiable, stable et durable pour robot, B comporte trop de risques.</text:p>
      <text:p text:style-name="P13"/>
      <text:h text:style-name="P41" text:outline-level="2"><text:soft-page-break/>🔧 Proposition d’implémentation pour l’architecture A</text:h>
      <text:list text:style-name="L32">
        <text:list-item>
          <text:p text:style-name="P56">Utilise l’Arduino pour les moteurs/servos, capteurs, tâches temps réel.</text:p>
        </text:list-item>
        <text:list-item>
          <text:p text:style-name="P56">Connecte l’Arduino via UART (TX/RX) à l’ESP32 (niveau logique compatible, prévoir 3,3 V).</text:p>
        </text:list-item>
        <text:list-item>
          <text:p text:style-name="P56">Sur l’ESP32, flashe un firmware (ex : utilisant MQTT) qui lit les commandes depuis l’Arduino, publie sur <text:span text:style-name="Source_20_Text">robot/status</text:span>, s’abonne à <text:span text:style-name="Source_20_Text">robot/cmd</text:span>, envoie les commandes à l’Arduino.</text:p>
        </text:list-item>
        <text:list-item>
          <text:p text:style-name="P56">Le smartphone peut être utilisé pour interface utilisateur, supervision, ou même être retiré de la boucle active si l’ESP32 suffit pour MQTT.</text:p>
        </text:list-item>
        <text:list-item>
          <text:p text:style-name="P56">Node-RED sur le PC gère la logique, échange via MQTT avec l’ESP32.</text:p>
        </text:list-item>
        <text:list-item>
          <text:p text:style-name="P56">Vérifie alimentation suffisante pour tous les modules, protections de l’USB/uart, gestion des reconnections.</text:p>
        </text:list-item>
      </text:list>
      <text:p text:style-name="P13"/>
      <text:p text:style-name="P57">Excellente question 👌 — tu touches ici au <text:span text:style-name="Strong_20_Emphasis">cœur de la connectivité réseau embarquée</text:span> dans ton architecture mobile : comment maintenir le lien MQTT (et donc le contrôle du robot) <text:span text:style-name="Strong_20_Emphasis">entre ton smartphone pilote</text:span>, ton <text:span text:style-name="Strong_20_Emphasis">smartphone embarqué (sans carte SIM)</text:span>, et ton <text:span text:style-name="Strong_20_Emphasis">ESP32</text:span> (ou autre module Wi-Fi).</text:p>
      <text:h text:style-name="P58" text:outline-level="2">On va examiner les cas <text:span text:style-name="Strong_20_Emphasis">possibles</text:span> et <text:span text:style-name="Strong_20_Emphasis">ce que permet réellement Android</text:span> selon la topologie réseau que tu veux.</text:h>
      <text:h text:style-name="P58" text:outline-level="2">🧭 Situation de départ</text:h>
      <text:list text:style-name="L33">
        <text:list-item>
          <text:p text:style-name="P59"><text:span text:style-name="Strong_20_Emphasis">Smartphone pilote</text:span> = ton téléphone principal (avec carte SIM / 4G ou 5G).</text:p>
        </text:list-item>
        <text:list-item>
          <text:p text:style-name="P59"><text:span text:style-name="Strong_20_Emphasis">Smartphone embarqué</text:span> = celui monté sur le robot (pas de SIM, connecté à Arduino via USB OTG, fait la passerelle MQTT).</text:p>
        </text:list-item>
        <text:list-item>
          <text:p text:style-name="P59"><text:span text:style-name="Strong_20_Emphasis">ESP32</text:span> = éventuellement monté aussi sur le robot, servant de passerelle réseau ou module Wi-Fi.</text:p>
        </text:list-item>
        <text:list-item>
          <text:p text:style-name="P59">Les échanges MQTT doivent passer par Internet (ou Wi-Fi local) vers le broker / Node-RED sur ton PC.</text:p>
        </text:list-item>
      </text:list>
      <text:p text:style-name="P60"/>
      <text:h text:style-name="P58" text:outline-level="2">🌐 Problématique : partage de connexion (tethering)</text:h>
      <text:p text:style-name="P6">👉 Le <text:span text:style-name="Strong_20_Emphasis">smartphone pilote</text:span> peut <text:span text:style-name="Strong_20_Emphasis">partager sa connexion 4G</text:span> de trois façons :</text:p>
      <text:list text:style-name="L34">
        <text:list-item>
          <text:p text:style-name="P61"><text:span text:style-name="Strong_20_Emphasis">Hotspot Wi-Fi (Point d’accès)</text:span> → les autres appareils (smartphone embarqué, ESP32) se connectent en Wi-Fi.</text:p>
        </text:list-item>
        <text:list-item>
          <text:p text:style-name="P61"><text:span text:style-name="Strong_20_Emphasis">Bluetooth tethering</text:span> → partage par Bluetooth (plus lent, pas adapté pour gros flux MQTT).</text:p>
        </text:list-item>
        <text:list-item>
          <text:p text:style-name="P61"><text:span text:style-name="Strong_20_Emphasis">USB tethering</text:span> → partage via câble USB (utile vers un PC, pas pratique ici).</text:p>
        </text:list-item>
      </text:list>
      <text:h text:style-name="P62" text:outline-level="3">✅ Le seul mode viable dans ton cas → <text:span text:style-name="Strong_20_Emphasis">Hotspot Wi-Fi</text:span></text:h>
      <text:p text:style-name="P60"/>
      <text:h text:style-name="P58" text:outline-level="2">🧩 Trois scénarios possibles</text:h>
      <text:h text:style-name="P62" text:outline-level="3"><text:span text:style-name="Strong_20_Emphasis">Scénario 1 : le smartphone pilote crée un hotspot Wi-Fi</text:span></text:h>
      <text:p text:style-name="P63"><text:span text:style-name="Source_20_Text">📱 (Pilote) — 4G/5G + Hotspot Wi-Fi (SSID: robot-net)</text:span></text:p>
      <text:p text:style-name="P63"><text:span text:style-name="Source_20_Text"><text:s text:c="5"/>│</text:span></text:p>
      <text:p text:style-name="P63"><text:span text:style-name="Source_20_Text"><text:s text:c="5"/>├── 📱 (Embarqué) connecté au hotspot (Wi-Fi)</text:span></text:p>
      <text:p text:style-name="P63"><text:span text:style-name="Source_20_Text"><text:s text:c="5"/>│ <text:s text:c="6"/>└── USB OTG → Arduino</text:span></text:p>
      <text:p text:style-name="P63"><text:span text:style-name="Source_20_Text"><text:s text:c="5"/>│</text:span></text:p>
      <text:p text:style-name="P63"><text:span text:style-name="Source_20_Text"><text:s text:c="5"/>└── 📡 ESP32 connecté au même hotspot</text:span></text:p>
      <text:p text:style-name="P6"><text:span text:style-name="Strong_20_Emphasis">→ Oui, parfaitement faisable et recommandé.</text:span></text:p>
      <text:p text:style-name="P6">Les deux appareils (smart embarqué et ESP32) seront <text:span text:style-name="Strong_20_Emphasis">sur le même réseau local (LAN Wi-Fi)</text:span> fourni par le téléphone pilote.</text:p>
      <text:list text:style-name="L35">
        <text:list-item>
          <text:p text:style-name="P64"><text:soft-page-break/>Chacun aura une IP privée attribuée (souvent 192.168.43.x).</text:p>
        </text:list-item>
        <text:list-item>
          <text:p text:style-name="P64">Tous deux auront <text:span text:style-name="Strong_20_Emphasis">accès Internet via la 4G du pilote</text:span> (donc MQTT vers ton broker distant).</text:p>
        </text:list-item>
        <text:list-item>
          <text:p text:style-name="P64">Ils peuvent <text:span text:style-name="Strong_20_Emphasis">communiquer entre eux localement</text:span> (par IP) si le pilote autorise le trafic intra-LAN (c’est le cas sur la majorité des Android récents).</text:p>
        </text:list-item>
      </text:list>
      <text:p text:style-name="P6">🔧 <text:span text:style-name="Strong_20_Emphasis">Configuration concrète :</text:span></text:p>
      <text:list text:style-name="L36">
        <text:list-item>
          <text:p text:style-name="P65">Activer le Hotspot Wi-Fi sur le smartphone pilote.</text:p>
        </text:list-item>
        <text:list-item>
          <text:p text:style-name="P65">Connecter :</text:p>
          <text:list>
            <text:list-item>
              <text:p text:style-name="P65">le smartphone embarqué au SSID du hotspot,</text:p>
            </text:list-item>
            <text:list-item>
              <text:p text:style-name="P65">l’ESP32 au même SSID (via code Wi-Fi dans le firmware ESPHome / OpenMQTTGateway).</text:p>
            </text:list-item>
          </text:list>
        </text:list-item>
        <text:list-item>
          <text:p text:style-name="P65">Vérifier la table DHCP (paramètres du hotspot) pour noter les IP assignées.</text:p>
        </text:list-item>
      </text:list>
      <text:p text:style-name="P6"><text:span text:style-name="Strong_20_Emphasis">💡 Avantages :</text:span></text:p>
      <text:list text:style-name="L37">
        <text:list-item>
          <text:p text:style-name="P66">Tous les appareils ont Internet (donc MQTT via ton broker).</text:p>
        </text:list-item>
        <text:list-item>
          <text:p text:style-name="P66">Communication locale possible entre les deux (utile pour diagnostics).</text:p>
        </text:list-item>
        <text:list-item>
          <text:p text:style-name="P66">Fiable et simple à maintenir, pas de câble entre les téléphones.</text:p>
        </text:list-item>
      </text:list>
      <text:p text:style-name="P6"><text:span text:style-name="Strong_20_Emphasis">⚠️ Attention :</text:span></text:p>
      <text:list text:style-name="L38">
        <text:list-item>
          <text:p text:style-name="P67">Certains Android coupent le hotspot après inactivité → il faut garder une activité réseau constante ou utiliser une appli qui maintient le hotspot actif.</text:p>
        </text:list-item>
        <text:list-item>
          <text:p text:style-name="P67">La portée Wi-Fi du téléphone pilote est limitée (~20-30 m).</text:p>
        </text:list-item>
        <text:list-item>
          <text:p text:style-name="P67">La batterie du téléphone pilote se vide plus vite.</text:p>
        </text:list-item>
      </text:list>
      <text:p text:style-name="P60"/>
      <text:h text:style-name="P62" text:outline-level="3"><text:span text:style-name="Strong_20_Emphasis">Scénario 2 : smartphone embarqué crée le hotspot Wi-Fi</text:span></text:h>
      <text:p text:style-name="P63"><text:span text:style-name="Source_20_Text">📱 (Embarqué) — Wi-Fi AP</text:span></text:p>
      <text:p text:style-name="P63"><text:span text:style-name="Source_20_Text"><text:s text:c="5"/>├── ESP32 connecté</text:span></text:p>
      <text:p text:style-name="P63"><text:span text:style-name="Source_20_Text"><text:s text:c="5"/>└── Arduino via OTG</text:span></text:p>
      <text:p text:style-name="P63"><text:span text:style-name="Source_20_Text"> (Pilote) se connecte à ce Wi-Fi</text:span></text:p>
      <text:p text:style-name="P6">Ce scénario <text:span text:style-name="Strong_20_Emphasis">ne marche que si le smartphone embarqué a déjà Internet</text:span>, ce qui n’est pas le cas (pas de SIM) — donc ❌ pas adapté.<text:line-break/>Tu pourrais quand même l’utiliser pour un <text:span text:style-name="Strong_20_Emphasis">réseau local fermé</text:span> sans Internet, mais alors ton MQTT broker doit être <text:span text:style-name="Strong_20_Emphasis">hébergé localement</text:span> (par ex. sur le smartphone pilote ou dans l’ESP32).</text:p>
      <text:p text:style-name="P60"/>
      <text:h text:style-name="P62" text:outline-level="3"><text:span text:style-name="Strong_20_Emphasis">Scénario 3 : le smartphone pilote partage la 4G via hotspot ET communique en Bluetooth ou Wi-Fi direct</text:span></text:h>
      <text:list text:style-name="L39">
        <text:list-item>
          <text:p text:style-name="P68">Pas utile ici : le Bluetooth tethering est trop lent et limité en distance.</text:p>
        </text:list-item>
        <text:list-item>
          <text:p text:style-name="P68">Le Wi-Fi Direct est instable et ne fournit pas de routage Internet classique. ❌</text:p>
        </text:list-item>
      </text:list>
      <text:p text:style-name="P60"><text:soft-page-break/></text:p>
      <text:h text:style-name="P58" text:outline-level="2">📦 En résumé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Table_20_Heading">Élément</text:p>
            </table:table-cell>
            <table:table-cell table:style-name="Tableau4.A1" office:value-type="string">
              <text:p text:style-name="Table_20_Heading">Peut-il partager avec les deux ?</text:p>
            </table:table-cell>
            <table:table-cell table:style-name="Tableau4.A1" office:value-type="string">
              <text:p text:style-name="Table_20_Heading">Condition</text:p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trong_20_Emphasis">Smartphone pilote (4G)</text:span></text:p>
          </table:table-cell>
          <table:table-cell table:style-name="Tableau4.A1" office:value-type="string">
            <text:p text:style-name="Table_20_Contents">✅ Oui</text:p>
          </table:table-cell>
          <table:table-cell table:style-name="Tableau4.A1" office:value-type="string">
            <text:p text:style-name="Table_20_Contents">Utilise <text:span text:style-name="Strong_20_Emphasis">hotspot Wi-Fi</text:span> ; les deux autres s’y connectent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Smartphone embarqué (pas de SIM)</text:span></text:p>
          </table:table-cell>
          <table:table-cell table:style-name="Tableau4.A1" office:value-type="string">
            <text:p text:style-name="Table_20_Contents">❌ Non</text:p>
          </table:table-cell>
          <table:table-cell table:style-name="Tableau4.A1" office:value-type="string">
            <text:p text:style-name="Table_20_Contents">Peut seulement se connecter à un réseau Wi-Fi existant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ESP32</text:span></text:p>
          </table:table-cell>
          <table:table-cell table:style-name="Tableau4.A1" office:value-type="string">
            <text:p text:style-name="Table_20_Contents">✅ Oui (client Wi-Fi)</text:p>
          </table:table-cell>
          <table:table-cell table:style-name="Tableau4.A1" office:value-type="string">
            <text:p text:style-name="Table_20_Contents">Doit se connecter au SSID du hotspot pilote</text:p>
          </table:table-cell>
        </table:table-row>
      </table:table>
      <text:p text:style-name="P60"/>
      <text:h text:style-name="P58" text:outline-level="2">💡 Recommandation pour ton projet</text:h>
      <text:list text:style-name="L40">
        <text:list-item>
          <text:p text:style-name="P69">📶 <text:span text:style-name="Strong_20_Emphasis">Active le hotspot sur le smartphone pilote</text:span> (SSID: <text:span text:style-name="Source_20_Text">robot-net</text:span>, mot de passe fort).</text:p>
        </text:list-item>
        <text:list-item>
          <text:p text:style-name="P69">📱 <text:span text:style-name="Strong_20_Emphasis">Connecte le smartphone embarqué</text:span> à ce SSID.</text:p>
        </text:list-item>
        <text:list-item>
          <text:p text:style-name="P69">🔌 <text:span text:style-name="Strong_20_Emphasis">Connecte ton Arduino en OTG</text:span> au smartphone embarqué.</text:p>
        </text:list-item>
        <text:list-item>
          <text:p text:style-name="P69">📡 <text:span text:style-name="Strong_20_Emphasis">Programme ton ESP32</text:span> pour qu’il se connecte à ce même SSID (et au broker MQTT via IP publique ou locale du Node-RED).</text:p>
        </text:list-item>
        <text:list-item>
          <text:p text:style-name="P69">🧠 Le broker MQTT peut être :</text:p>
          <text:list>
            <text:list-item>
              <text:p text:style-name="P69">soit distant (cloud, IP publique de ton PC via 4G),</text:p>
            </text:list-item>
            <text:list-item>
              <text:p text:style-name="P69">soit local sur ton PC si lui aussi rejoint le même réseau via Wi-Fi ou via Internet.</text:p>
            </text:list-item>
          </text:list>
        </text:list-item>
      </text:list>
      <text:p text:style-name="P6">→ Tu auras alors une chaîne stable :<text:line-break/><text:span text:style-name="Strong_20_Emphasis">Arduino ↔ smartphone embarqué ↔ Wi-Fi (hotspot pilote) ↔ 4G ↔ Node-RED</text:span>,<text:line-break/>et l’<text:span text:style-name="Strong_20_Emphasis">ESP32</text:span> pourra aussi dialoguer dans ce même réseau.</text:p>
      <text:p text:style-name="P60"><text:s/></text:p>
      <text:h text:style-name="P70" text:outline-level="1">Outil pour les option de split :</text:h>
      <text:p text:style-name="Text_20_body">Excellent réflexe ⚙️ — et très bonne remarque :<text:line-break/>dans <text:span text:style-name="Strong_20_Emphasis">Arduino IoT UART Gateway</text:span>, le champ <text:span text:style-name="Emphasis">“Split input”</text:span> propose plusieurs modes de découpage de trame, chacun correspondant à une stratégie différente de segmentation des données série avant publication MQTT.<text:line-break/>On va choisir le <text:span text:style-name="Strong_20_Emphasis">bon mode pour ton test actuel</text:span>, puis je t’explique clairement <text:span text:style-name="Strong_20_Emphasis">tous les autres</text:span>, afin que tu saches lequel utiliser plus tard (ex. JSON, robot, etc.).</text:p>
      <text:p text:style-name="P71"/>
      <text:h text:style-name="P72" text:outline-level="2">🎯 <text:span text:style-name="Strong_20_Emphasis">1️⃣ Pour ton test actuel (avec println côté Arduino)</text:span></text:h>
      <text:p text:style-name="P73">🧩 Tu envoies avec :</text:p>
      <text:p text:style-name="P74"><text:span text:style-name="Source_20_Text">Serial.println("TEMP:27");</text:span></text:p>
      <text:p text:style-name="P73">→ Cela se termine par un <text:span text:style-name="Strong_20_Emphasis">retour chariot + saut de ligne</text:span> (<text:span text:style-name="Source_20_Text">\r\n</text:span>).</text:p>
      <text:p text:style-name="Text_20_body">✅ <text:span text:style-name="Strong_20_Emphasis">Choix conseillé pour ton test</text:span><text:line-break/>👉 <text:span text:style-name="Strong_20_Emphasis">Mode : “On character”</text:span><text:line-break/>👉 <text:span text:style-name="Strong_20_Emphasis">Character : </text:span><text:span text:style-name="Strong_20_Emphasis"><text:span text:style-name="Source_20_Text">\n</text:span></text:span></text:p>
      <text:p text:style-name="Text_20_body">Ainsi, l’application considérera qu’un message est complet quand elle rencontre le caractère de saut de ligne (<text:span text:style-name="Source_20_Text">LF</text:span>, code 10).<text:line-break/>C’est exactement le comportement d’un terminal série classique.</text:p>
      <text:p text:style-name="P73">💡 Si tu ne peux pas taper directement <text:span text:style-name="Source_20_Text">\n</text:span>, tu peux parfois entrer la valeur ASCII <text:span text:style-name="Source_20_Text">10</text:span> ou simplement coller un retour à la ligne vide dans la case (selon la version de l’app).</text:p>
      <text:p text:style-name="P71"/>
      <text:h text:style-name="P72" text:outline-level="2">🧩 <text:span text:style-name="Strong_20_Emphasis">2️⃣ Explication complète des modes possibles</text:span></text:h>
      <text:p text:style-name="Text_20_body">Voici la <text:span text:style-name="Strong_20_Emphasis">liste des modes "Split input"</text:span> et leur rôle concret :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Table_20_Heading">Mode</text:p>
            </table:table-cell>
            <table:table-cell table:style-name="Tableau5.A1" office:value-type="string">
              <text:p text:style-name="Table_20_Heading">Fonctionnement</text:p>
            </table:table-cell>
            <table:table-cell table:style-name="Tableau5.A1" office:value-type="string">
              <text:p text:style-name="Table_20_Heading">Avantages</text:p>
            </table:table-cell>
            <table:table-cell table:style-name="Tableau5.A1" office:value-type="string">
              <text:p text:style-name="Table_20_Heading">Risques / Limites</text:p>
            </table:table-cell>
          </table:table-row>
        </table:table-header-rows>
        <table:table-row>
          <table:table-cell table:style-name="Tableau5.A1" office:value-type="string">
            <text:p text:style-name="Table_20_Contents"><text:span text:style-name="Strong_20_Emphasis">On character</text:span></text:p>
          </table:table-cell>
          <table:table-cell table:style-name="Tableau5.A1" office:value-type="string">
            <text:p text:style-name="Table_20_Contents">Le message est découpé dès qu’un caractère spécifique est détecté (<text:span text:style-name="Source_20_Text">\n</text:span>, <text:span text:style-name="Source_20_Text">,</text:span>, <text:span text:style-name="Source_20_Text">;</text:span>, etc.)</text:p>
          </table:table-cell>
          <table:table-cell table:style-name="Tableau5.A1" office:value-type="string">
            <text:p text:style-name="Table_20_Contents">Simple, parfait pour <text:span text:style-name="Source_20_Text">println()</text:span></text:p>
          </table:table-cell>
          <table:table-cell table:style-name="Tableau5.A1" office:value-type="string">
            <text:p text:style-name="Table_20_Contents">Ne gère pas les trames binaires ou mal formées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After timeout</text:span></text:p>
          </table:table-cell>
          <table:table-cell table:style-name="Tableau5.A1" office:value-type="string">
            <text:p text:style-name="Table_20_Contents">Attend un temps donné après la dernière donnée reçue pour considérer la trame comme complète</text:p>
          </table:table-cell>
          <table:table-cell table:style-name="Tableau5.A1" office:value-type="string">
            <text:p text:style-name="Table_20_Contents">Bon pour flux non formatés (ex: capteur qui envoie des paquets irréguliers)</text:p>
          </table:table-cell>
          <table:table-cell table:style-name="Tableau5.A1" office:value-type="string">
            <text:p text:style-name="Table_20_Contents">Peut scinder ou fusionner des trames si le timing varie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After silence</text:span></text:p>
          </table:table-cell>
          <table:table-cell table:style-name="Tableau5.A1" office:value-type="string">
            <text:p text:style-name="Table_20_Contents">Même principe que timeout, mais basé sur le silence du port (aucune donnée reçue)</text:p>
          </table:table-cell>
          <table:table-cell table:style-name="Tableau5.A1" office:value-type="string">
            <text:p text:style-name="Table_20_Contents">Similaire au précédent</text:p>
          </table:table-cell>
          <table:table-cell table:style-name="Tableau5.A1" office:value-type="string">
            <text:p text:style-name="Table_20_Contents">Idem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Fix length</text:span></text:p>
          </table:table-cell>
          <table:table-cell table:style-name="Tableau5.A1" office:value-type="string">
            <text:p text:style-name="Table_20_Contents">Coupe les trames à une longueur fixe (ex: 16 octets)</text:p>
          </table:table-cell>
          <table:table-cell table:style-name="Tableau5.A1" office:value-type="string">
            <text:p text:style-name="Table_20_Contents">Idéal pour protocoles binaires stables</text:p>
          </table:table-cell>
          <table:table-cell table:style-name="Tableau5.A1" office:value-type="string">
            <text:p text:style-name="Table_20_Contents">Inadapté si les messages changent de taille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Frame start / stop</text:span></text:p>
          </table:table-cell>
          <table:table-cell table:style-name="Tableau5.A1" office:value-type="string">
            <text:p text:style-name="Table_20_Contents">Attend un caractère de début (ex: <text:span text:style-name="Source_20_Text">&lt;</text:span>) et un de fin (ex: <text:span text:style-name="Source_20_Text">&gt;</text:span>)</text:p>
          </table:table-cell>
          <table:table-cell table:style-name="Tableau5.A1" office:value-type="string">
            <text:p text:style-name="Table_20_Contents">Très robuste pour protocoles structurés</text:p>
          </table:table-cell>
          <table:table-cell table:style-name="Tableau5.A1" office:value-type="string">
            <text:p text:style-name="Table_20_Contents">Lourd à mettre en place si Arduino n’ajoute pas ces <text:soft-page-break/>marqueurs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JSON object</text:span></text:p>
          </table:table-cell>
          <table:table-cell table:style-name="Tableau5.A1" office:value-type="string">
            <text:p text:style-name="Table_20_Contents">Attend un JSON complet <text:span text:style-name="Source_20_Text">{ ... }</text:span> avant de publier</text:p>
          </table:table-cell>
          <table:table-cell table:style-name="Tableau5.A1" office:value-type="string">
            <text:p text:style-name="Table_20_Contents">Parfait pour un futur format JSON</text:p>
          </table:table-cell>
          <table:table-cell table:style-name="Tableau5.A1" office:value-type="string">
            <text:p text:style-name="Table_20_Contents">Doit recevoir un JSON complet sans erreur (sinon bloqué)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String regex</text:span></text:p>
          </table:table-cell>
          <table:table-cell table:style-name="Tableau5.A1" office:value-type="string">
            <text:p text:style-name="Table_20_Contents">Permet de découper les trames selon une expression régulière</text:p>
          </table:table-cell>
          <table:table-cell table:style-name="Tableau5.A1" office:value-type="string">
            <text:p text:style-name="Table_20_Contents">Très puissant pour parsing avancé</text:p>
          </table:table-cell>
          <table:table-cell table:style-name="Tableau5.A1" office:value-type="string">
            <text:p text:style-name="Table_20_Contents">Complexe à maintenir et déboguer</text:p>
          </table:table-cell>
        </table:table-row>
      </table:table>
      <text:p text:style-name="P71"/>
      <text:h text:style-name="P72" text:outline-level="2">💡 <text:span text:style-name="Strong_20_Emphasis">3️⃣ Recommandation pour ton cas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Table_20_Heading">Étape</text:p>
            </table:table-cell>
            <table:table-cell table:style-name="Tableau6.A1" office:value-type="string">
              <text:p text:style-name="Table_20_Heading">Choix conseillé</text:p>
            </table:table-cell>
            <table:table-cell table:style-name="Tableau6.A1" office:value-type="string">
              <text:p text:style-name="Table_20_Heading">Justification</text:p>
            </table:table-cell>
          </table:table-row>
        </table:table-header-rows>
        <table:table-row>
          <table:table-cell table:style-name="Tableau6.A1" office:value-type="string">
            <text:p text:style-name="Table_20_Contents"><text:span text:style-name="Strong_20_Emphasis">Phase de test actuelle</text:span></text:p>
          </table:table-cell>
          <table:table-cell table:style-name="Tableau6.A1" office:value-type="string">
            <text:p text:style-name="Table_20_Contents"><text:span text:style-name="Strong_20_Emphasis">On character</text:span> avec <text:span text:style-name="Source_20_Text">\n</text:span></text:p>
          </table:table-cell>
          <table:table-cell table:style-name="Tableau6.A1" office:value-type="string">
            <text:p text:style-name="Table_20_Contents">Simple, compatible avec <text:span text:style-name="Source_20_Text">Serial.println()</text:span>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Phase robot future (format structuré)</text:span></text:p>
          </table:table-cell>
          <table:table-cell table:style-name="Tableau6.A1" office:value-type="string">
            <text:p text:style-name="Table_20_Contents"><text:span text:style-name="Strong_20_Emphasis">JSON object</text:span></text:p>
          </table:table-cell>
          <table:table-cell table:style-name="Tableau6.A1" office:value-type="string">
            <text:p text:style-name="Table_20_Contents">Tu pourras envoyer <text:span text:style-name="Source_20_Text">{ "temp": 27, "dist": 110 }</text:span>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Si tu passes en trame personnalisée</text:span></text:p>
          </table:table-cell>
          <table:table-cell table:style-name="Tableau6.A1" office:value-type="string">
            <text:p text:style-name="Table_20_Contents"><text:span text:style-name="Strong_20_Emphasis">Frame start/stop</text:span> (<text:span text:style-name="Source_20_Text">&lt;</text:span>, <text:span text:style-name="Source_20_Text">&gt;</text:span>)</text:p>
          </table:table-cell>
          <table:table-cell table:style-name="Tableau6.A1" office:value-type="string">
            <text:p text:style-name="Table_20_Contents">Très fiable pour robotique temps réel</text:p>
          </table:table-cell>
        </table:table-row>
      </table:table>
      <text:p text:style-name="P71"/>
      <text:h text:style-name="P72" text:outline-level="2">🧩 Exemple concret d’évolution JSON future :</text:h>
      <text:p text:style-name="Text_20_body">Sur Arduino :</text:p>
      <text:p text:style-name="P75"><text:span text:style-name="Source_20_Text">Serial.print("{\"temp\":");</text:span></text:p>
      <text:p text:style-name="P75"><text:span text:style-name="Source_20_Text">Serial.print(temp);</text:span></text:p>
      <text:p text:style-name="P75"><text:span text:style-name="Source_20_Text">Serial.print(",\"bat\":");</text:span></text:p>
      <text:p text:style-name="P75"><text:span text:style-name="Source_20_Text">Serial.print(voltage);</text:span></text:p>
      <text:p text:style-name="P75"><text:span text:style-name="Source_20_Text">Serial.println("}");</text:span></text:p>
      <text:p text:style-name="Text_20_body">Sur Gateway :</text:p>
      <text:list text:style-name="L41">
        <text:list-item>
          <text:p text:style-name="P76"><text:span text:style-name="Strong_20_Emphasis">Split mode</text:span> → <text:span text:style-name="Source_20_Text">JSON object</text:span></text:p>
        </text:list-item>
        <text:list-item>
          <text:p text:style-name="P76">L’app publiera chaque JSON complet sur <text:span text:style-name="Source_20_Text">robot/status</text:span>.</text:p>
        </text:list-item>
      </text:list>
      <text:p text:style-name="P71"/>
      <text:p text:style-name="Text_20_body">Souhaites-tu que je te montre <text:span text:style-name="Strong_20_Emphasis">comment faire évoluer ton sketch Arduino + config Gateway</text:span> pour basculer facilement de “on character” à “JSON object” (préparation pour ton futur format robot) ?<text:line-break/>Ainsi tu pourrais tester les deux modes sans rien casser.</text:p>
      <text:p text:style-name="P77">Remarque Dec value decimal value, valeur Ascii du caractère.<text:line-break/>En ASCII :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Table_20_Heading">Caractère</text:p>
            </table:table-cell>
            <table:table-cell table:style-name="Tableau7.A1" office:value-type="string">
              <text:p text:style-name="Table_20_Heading">Nom</text:p>
            </table:table-cell>
            <table:table-cell table:style-name="Tableau7.A1" office:value-type="string">
              <text:p text:style-name="Table_20_Heading">Code décimal</text:p>
            </table:table-cell>
          </table:table-row>
        </table:table-header-rows>
        <table:table-row>
          <table:table-cell table:style-name="Tableau7.A1" office:value-type="string">
            <text:p text:style-name="Table_20_Contents"><text:span text:style-name="Source_20_Text">\n</text:span></text:p>
          </table:table-cell>
          <table:table-cell table:style-name="Tableau7.A1" office:value-type="string">
            <text:p text:style-name="Table_20_Contents">LF (Line Feed = saut de ligne)</text:p>
          </table:table-cell>
          <table:table-cell table:style-name="Tableau7.A1" office:value-type="string">
            <text:p text:style-name="Table_20_Contents"><text:span text:style-name="Strong_20_Emphasis">10</text:span></text:p>
          </table:table-cell>
        </table:table-row>
        <table:table-row>
          <table:table-cell table:style-name="Tableau7.A1" office:value-type="string">
            <text:p text:style-name="Table_20_Contents"><text:span text:style-name="Source_20_Text">\r</text:span></text:p>
          </table:table-cell>
          <table:table-cell table:style-name="Tableau7.A1" office:value-type="string">
            <text:p text:style-name="Table_20_Contents">CR (Carriage Return = retour chariot)</text:p>
          </table:table-cell>
          <table:table-cell table:style-name="Tableau7.A1" office:value-type="string">
            <text:p text:style-name="Table_20_Contents">13</text:p>
          </table:table-cell>
        </table:table-row>
      </table:table>
      <text:p text:style-name="P77"/>
      <text:p text:style-name="P77"/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ext:soft-page-break/>
          <table:table-row>
            <table:table-cell table:style-name="Tableau8.A1" office:value-type="string">
              <text:p text:style-name="Table_20_Heading">Usage</text:p>
            </table:table-cell>
            <table:table-cell table:style-name="Tableau8.A1" office:value-type="string">
              <text:p text:style-name="Table_20_Heading">Symbole</text:p>
            </table:table-cell>
            <table:table-cell table:style-name="Tableau8.A1" office:value-type="string">
              <text:p text:style-name="Table_20_Heading">Code décimal</text:p>
            </table:table-cell>
          </table:table-row>
        </table:table-header-rows>
        <table:table-row>
          <table:table-cell table:style-name="Tableau8.A1" office:value-type="string">
            <text:p text:style-name="Table_20_Contents">Tabulation</text:p>
          </table:table-cell>
          <table:table-cell table:style-name="Tableau8.A1" office:value-type="string">
            <text:p text:style-name="Table_20_Contents"><text:span text:style-name="Source_20_Text">\t</text:span></text:p>
          </table:table-cell>
          <table:table-cell table:style-name="Tableau8.A1" office:value-type="string">
            <text:p text:style-name="Table_20_Contents">9</text:p>
          </table:table-cell>
        </table:table-row>
        <table:table-row>
          <table:table-cell table:style-name="Tableau8.A1" office:value-type="string">
            <text:p text:style-name="Table_20_Contents">Point-virgule</text:p>
          </table:table-cell>
          <table:table-cell table:style-name="Tableau8.A1" office:value-type="string">
            <text:p text:style-name="Table_20_Contents"><text:span text:style-name="Source_20_Text">;</text:span></text:p>
          </table:table-cell>
          <table:table-cell table:style-name="Tableau8.A1" office:value-type="string">
            <text:p text:style-name="Table_20_Contents">59</text:p>
          </table:table-cell>
        </table:table-row>
        <table:table-row>
          <table:table-cell table:style-name="Tableau8.A1" office:value-type="string">
            <text:p text:style-name="Table_20_Contents">Virgule</text:p>
          </table:table-cell>
          <table:table-cell table:style-name="Tableau8.A1" office:value-type="string">
            <text:p text:style-name="Table_20_Contents"><text:span text:style-name="Source_20_Text">,</text:span></text:p>
          </table:table-cell>
          <table:table-cell table:style-name="Tableau8.A1" office:value-type="string">
            <text:p text:style-name="Table_20_Contents">44</text:p>
          </table:table-cell>
        </table:table-row>
        <table:table-row>
          <table:table-cell table:style-name="Tableau8.A1" office:value-type="string">
            <text:p text:style-name="Table_20_Contents">Crochet <text:span text:style-name="Source_20_Text">]</text:span> (utile en JSON)</text:p>
          </table:table-cell>
          <table:table-cell table:style-name="Tableau8.A1" office:value-type="string">
            <text:p text:style-name="Table_20_Contents"><text:span text:style-name="Source_20_Text">]</text:span></text:p>
          </table:table-cell>
          <table:table-cell table:style-name="Tableau8.A1" office:value-type="string">
            <text:p text:style-name="Table_20_Contents">93</text:p>
          </table:table-cell>
        </table:table-row>
        <table:table-row>
          <table:table-cell table:style-name="Tableau8.A1" office:value-type="string">
            <text:p text:style-name="Table_20_Contents"><text:span text:style-name="Source_20_Text">&gt;</text:span> (utile pour trame personnalisée)</text:p>
          </table:table-cell>
          <table:table-cell table:style-name="Tableau8.A1" office:value-type="string">
            <text:p text:style-name="Table_20_Contents"><text:span text:style-name="Source_20_Text">&gt;</text:span></text:p>
          </table:table-cell>
          <table:table-cell table:style-name="Tableau8.A1" office:value-type="string">
            <text:p text:style-name="Table_20_Contents">62</text:p>
          </table:table-cell>
        </table:table-row>
      </table:table>
      <text:p text:style-name="P77"/>
      <text:p text:style-name="P77"/>
      <text:h text:style-name="P78" text:outline-level="2">⚙️ <text:span text:style-name="Strong_20_Emphasis">Fenêtre “Edit Bridge” dans Arduino IoT UART Gateway</text:span>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header-rows>
          <table:table-row>
            <table:table-cell table:style-name="Tableau9.A1" office:value-type="string">
              <text:p text:style-name="Table_20_Heading">Champ</text:p>
            </table:table-cell>
            <table:table-cell table:style-name="Tableau9.A1" office:value-type="string">
              <text:p text:style-name="Table_20_Heading">Ce que ça signifie</text:p>
            </table:table-cell>
            <table:table-cell table:style-name="Tableau9.A1" office:value-type="string">
              <text:p text:style-name="Table_20_Heading">Ce que tu dois mettre</text:p>
            </table:table-cell>
          </table:table-row>
        </table:table-header-rows>
        <table:table-row>
          <table:table-cell table:style-name="Tableau9.A1" office:value-type="string">
            <text:p text:style-name="Table_20_Contents"><text:span text:style-name="Strong_20_Emphasis">Name</text:span></text:p>
          </table:table-cell>
          <table:table-cell table:style-name="Tableau9.A1" office:value-type="string">
            <text:p text:style-name="Table_20_Contents">Nom de ton bridge (profil)</text:p>
          </table:table-cell>
          <table:table-cell table:style-name="Tableau9.A1" office:value-type="string">
            <text:p text:style-name="Table_20_Contents"><text:span text:style-name="Source_20_Text">RZ</text:span> ✅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Enable</text:span></text:p>
          </table:table-cell>
          <table:table-cell table:style-name="Tableau9.A1" office:value-type="string">
            <text:p text:style-name="Table_20_Contents">Active le bridge (doit être coché)</text:p>
          </table:table-cell>
          <table:table-cell table:style-name="Tableau9.A1" office:value-type="string">
            <text:p text:style-name="Table_20_Contents">✅ Coche <text:span text:style-name="Strong_20_Emphasis">Enable</text:span>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Client (MQTT)</text:span></text:p>
          </table:table-cell>
          <table:table-cell table:style-name="Tableau9.A1" office:value-type="string">
            <text:p text:style-name="Table_20_Contents">Identifiant du client MQTT pour ce bridge</text:p>
          </table:table-cell>
          <table:table-cell table:style-name="Tableau9.A1" office:value-type="string">
            <text:p text:style-name="Table_20_Contents">Mets par ex : <text:span text:style-name="Source_20_Text">SE_RZ_gateway</text:span>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Broker address</text:span></text:p>
          </table:table-cell>
          <table:table-cell table:style-name="Tableau9.A1" office:value-type="string">
            <text:p text:style-name="Table_20_Contents">Adresse du serveur MQTT</text:p>
          </table:table-cell>
          <table:table-cell table:style-name="Tableau9.A1" office:value-type="string">
            <text:p text:style-name="Table_20_Contents"><text:span text:style-name="Source_20_Text">192.168.1.40</text:span>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Port</text:span></text:p>
          </table:table-cell>
          <table:table-cell table:style-name="Tableau9.A1" office:value-type="string">
            <text:p text:style-name="Table_20_Contents">Port du broker</text:p>
          </table:table-cell>
          <table:table-cell table:style-name="Tableau9.A1" office:value-type="string">
            <text:p text:style-name="Table_20_Contents"><text:span text:style-name="Source_20_Text">1883</text:span>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User / Password</text:span></text:p>
          </table:table-cell>
          <table:table-cell table:style-name="Tableau9.A1" office:value-type="string">
            <text:p text:style-name="Table_20_Contents">Identifiants Mosquitto (si tu en as)</text:p>
          </table:table-cell>
          <table:table-cell table:style-name="Tableau9.A1" office:value-type="string">
            <text:p text:style-name="Table_20_Contents">Laisse vide pour ton test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Publish topic (UART → MQTT)</text:span></text:p>
          </table:table-cell>
          <table:table-cell table:style-name="Tableau9.A1" office:value-type="string">
            <text:p text:style-name="Table_20_Contents">Topic sur lequel les données de ton Arduino seront publiées</text:p>
          </table:table-cell>
          <table:table-cell table:style-name="Tableau9.A1" office:value-type="string">
            <text:p text:style-name="Table_20_Contents"><text:span text:style-name="Source_20_Text">robot/status</text:span>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Subscribe topic (MQTT → UART)</text:span></text:p>
          </table:table-cell>
          <table:table-cell table:style-name="Tableau9.A1" office:value-type="string">
            <text:p text:style-name="Table_20_Contents">Topic que l’app écoutera pour envoyer vers ton Arduino</text:p>
          </table:table-cell>
          <table:table-cell table:style-name="Tableau9.A1" office:value-type="string">
            <text:p text:style-name="Table_20_Contents"><text:span text:style-name="Source_20_Text">robot/cmd</text:span>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QoS</text:span></text:p>
          </table:table-cell>
          <table:table-cell table:style-name="Tableau9.A1" office:value-type="string">
            <text:p text:style-name="Table_20_Contents">Qualité de service MQTT</text:p>
          </table:table-cell>
          <table:table-cell table:style-name="Tableau9.A1" office:value-type="string">
            <text:p text:style-name="Table_20_Contents"><text:span text:style-name="Source_20_Text">0</text:span>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Retain</text:span></text:p>
          </table:table-cell>
          <table:table-cell table:style-name="Tableau9.A1" office:value-type="string">
            <text:p text:style-name="Table_20_Contents">Conserver dernier message (facultatif)</text:p>
          </table:table-cell>
          <table:table-cell table:style-name="Tableau9.A1" office:value-type="string">
            <text:p text:style-name="Table_20_Contents">décoche pour test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Serial port</text:span></text:p>
          </table:table-cell>
          <table:table-cell table:style-name="Tableau9.A1" office:value-type="string">
            <text:p text:style-name="Table_20_Contents">Chemin du périphérique USB détecté</text:p>
          </table:table-cell>
          <table:table-cell table:style-name="Tableau9.A1" office:value-type="string">
            <text:p text:style-name="Table_20_Contents"><text:span text:style-name="Source_20_Text">/dev/bus/usb/00x/00y</text:span> <text:span text:style-name="Emphasis">(celui affiché quand tu branches la Mega)</text:span>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Baudrate</text:span></text:p>
          </table:table-cell>
          <table:table-cell table:style-name="Tableau9.A1" office:value-type="string">
            <text:p text:style-name="Table_20_Contents">Vitesse du port série</text:p>
          </table:table-cell>
          <table:table-cell table:style-name="Tableau9.A1" office:value-type="string">
            <text:p text:style-name="Table_20_Contents"><text:span text:style-name="Source_20_Text">115200</text:span>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Data bits</text:span></text:p>
          </table:table-cell>
          <table:table-cell table:style-name="Tableau9.A1" office:value-type="string">
            <text:p text:style-name="Table_20_Contents">—</text:p>
          </table:table-cell>
          <table:table-cell table:style-name="Tableau9.A1" office:value-type="string">
            <text:p text:style-name="Table_20_Contents"><text:span text:style-name="Source_20_Text">8</text:span>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Parity</text:span></text:p>
          </table:table-cell>
          <table:table-cell table:style-name="Tableau9.A1" office:value-type="string">
            <text:p text:style-name="Table_20_Contents">—</text:p>
          </table:table-cell>
          <table:table-cell table:style-name="Tableau9.A1" office:value-type="string">
            <text:p text:style-name="Table_20_Contents"><text:span text:style-name="Source_20_Text">None</text:span>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Stop bits</text:span></text:p>
          </table:table-cell>
          <table:table-cell table:style-name="Tableau9.A1" office:value-type="string">
            <text:p text:style-name="Table_20_Contents">—</text:p>
          </table:table-cell>
          <table:table-cell table:style-name="Tableau9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Handshake</text:span></text:p>
          </table:table-cell>
          <table:table-cell table:style-name="Tableau9.A1" office:value-type="string">
            <text:p text:style-name="Table_20_Contents">—</text:p>
          </table:table-cell>
          <table:table-cell table:style-name="Tableau9.A1" office:value-type="string">
            <text:p text:style-name="Table_20_Contents"><text:span text:style-name="Source_20_Text">None</text:span>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Split input</text:span></text:p>
          </table:table-cell>
          <table:table-cell table:style-name="Tableau9.A1" office:value-type="string">
            <text:p text:style-name="Table_20_Contents">Méthode de découpe des messages UART</text:p>
          </table:table-cell>
          <table:table-cell table:style-name="Tableau9.A1" office:value-type="string">
            <text:p text:style-name="Table_20_Contents">“On character” + <text:span text:style-name="Strong_20_Emphasis">Dec value 10</text:span></text:p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10:30:18.800510300</meta:creation-date>
    <dc:date>2025-11-13T11:58:05.202273500</dc:date>
    <meta:editing-duration>P1DT2H2M25S</meta:editing-duration>
    <meta:editing-cycles>3</meta:editing-cycles>
    <meta:generator>LibreOffice/25.8.2.2$Windows_X86_64 LibreOffice_project/d401f2107ccab8f924a8e2df40f573aab7605b6f</meta:generator>
    <meta:document-statistic meta:table-count="9" meta:image-count="0" meta:object-count="0" meta:page-count="16" meta:paragraph-count="483" meta:word-count="4244" meta:character-count="26133" meta:non-whitespace-character-count="22411"/>
  </office:meta>
</office:document-meta>
</file>